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031790" table:style-name="ce5">
            <text:p>7.031.790</text:p>
          </table:table-cell>
          <table:table-cell office:value-type="float" office:value="1193300" table:style-name="ce5">
            <text:p>1.193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0556340" table:style-name="ce6">
            <text:p>10.556.340</text:p>
          </table:table-cell>
          <table:table-cell office:value-type="float" office:value="10331570" table:style-name="ce6">
            <text:p>10.331.570</text:p>
          </table:table-cell>
          <table:table-cell office:value-type="percentage" office:value="0.97870758236282651" table:style-name="ce7">
            <text:p>97,9%</text:p>
          </table:table-cell>
          <table:table-cell office:value-type="float" office:value="5858116" table:style-name="ce5">
            <text:p>5.858.116</text:p>
          </table:table-cell>
          <table:table-cell office:value-type="float" office:value="4757858" table:style-name="ce5">
            <text:p>4.757.858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13605" table:style-name="ce5">
            <text:p>1.213.605</text:p>
          </table:table-cell>
          <table:table-cell office:value-type="float" office:value="168100" table:style-name="ce5">
            <text:p>168.1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32105" table:style-name="ce6">
            <text:p>1.732.105</text:p>
          </table:table-cell>
          <table:table-cell office:value-type="float" office:value="1658563" table:style-name="ce6">
            <text:p>1.658.563</text:p>
          </table:table-cell>
          <table:table-cell office:value-type="percentage" office:value="0.95754183493494904" table:style-name="ce7">
            <text:p>95,8%</text:p>
          </table:table-cell>
          <table:table-cell office:value-type="float" office:value="937789" table:style-name="ce5">
            <text:p>937.789</text:p>
          </table:table-cell>
          <table:table-cell office:value-type="float" office:value="812804" table:style-name="ce5">
            <text:p>812.804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11785" table:style-name="ce5">
            <text:p>1.011.785</text:p>
          </table:table-cell>
          <table:table-cell office:value-type="float" office:value="139600" table:style-name="ce5">
            <text:p>139.6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36985" table:style-name="ce6">
            <text:p>1.436.985</text:p>
          </table:table-cell>
          <table:table-cell office:value-type="float" office:value="1422913" table:style-name="ce6">
            <text:p>1.422.913</text:p>
          </table:table-cell>
          <table:table-cell office:value-type="percentage" office:value="0.99020727425825605" table:style-name="ce7">
            <text:p>99,0%</text:p>
          </table:table-cell>
          <table:table-cell office:value-type="float" office:value="781685" table:style-name="ce5">
            <text:p>781.685</text:p>
          </table:table-cell>
          <table:table-cell office:value-type="float" office:value="690885" table:style-name="ce5">
            <text:p>690.885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52740" table:style-name="ce5">
            <text:p>952.740</text:p>
          </table:table-cell>
          <table:table-cell office:value-type="float" office:value="279300" table:style-name="ce5">
            <text:p>279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50840" table:style-name="ce6">
            <text:p>1.550.840</text:p>
          </table:table-cell>
          <table:table-cell office:value-type="float" office:value="1355332" table:style-name="ce6">
            <text:p>1.355.332</text:p>
          </table:table-cell>
          <table:table-cell office:value-type="percentage" office:value="0.8739341260220268" table:style-name="ce7">
            <text:p>87,4%</text:p>
          </table:table-cell>
          <table:table-cell office:value-type="float" office:value="771928" table:style-name="ce5">
            <text:p>771.928</text:p>
          </table:table-cell>
          <table:table-cell office:value-type="float" office:value="659777" table:style-name="ce5">
            <text:p>659.777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776030" table:style-name="ce5">
            <text:p>1.776.030</text:p>
          </table:table-cell>
          <table:table-cell office:value-type="float" office:value="336900" table:style-name="ce5">
            <text:p>336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750280" table:style-name="ce6">
            <text:p>2.750.280</text:p>
          </table:table-cell>
          <table:table-cell office:value-type="float" office:value="2585991" table:style-name="ce6">
            <text:p>2.585.991</text:p>
          </table:table-cell>
          <table:table-cell office:value-type="percentage" office:value="0.94026462760155327" table:style-name="ce7">
            <text:p>94,0%</text:p>
          </table:table-cell>
          <table:table-cell office:value-type="float" office:value="1498408" table:style-name="ce5">
            <text:p>1.498.408</text:p>
          </table:table-cell>
          <table:table-cell office:value-type="float" office:value="1221821" table:style-name="ce5">
            <text:p>1.221.821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35425" table:style-name="ce5">
            <text:p>535.425</text:p>
          </table:table-cell>
          <table:table-cell office:value-type="float" office:value="74900" table:style-name="ce5">
            <text:p>74.9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65475" table:style-name="ce6">
            <text:p>765.475</text:p>
          </table:table-cell>
          <table:table-cell office:value-type="float" office:value="718041" table:style-name="ce6">
            <text:p>718.041</text:p>
          </table:table-cell>
          <table:table-cell office:value-type="percentage" office:value="0.93803324733008919" table:style-name="ce7">
            <text:p>93,8%</text:p>
          </table:table-cell>
          <table:table-cell office:value-type="float" office:value="397546" table:style-name="ce5">
            <text:p>397.546</text:p>
          </table:table-cell>
          <table:table-cell office:value-type="float" office:value="348175" table:style-name="ce5">
            <text:p>348.175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371305" table:style-name="ce5">
            <text:p>2.371.305</text:p>
          </table:table-cell>
          <table:table-cell office:value-type="float" office:value="336200" table:style-name="ce5">
            <text:p>336.2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334755" table:style-name="ce6">
            <text:p>3.334.755</text:p>
          </table:table-cell>
          <table:table-cell office:value-type="float" office:value="3108775" table:style-name="ce6">
            <text:p>3.108.775</text:p>
          </table:table-cell>
          <table:table-cell office:value-type="percentage" office:value="0.93223490181437618" table:style-name="ce7">
            <text:p>93,2%</text:p>
          </table:table-cell>
          <table:table-cell office:value-type="float" office:value="1746759" table:style-name="ce5">
            <text:p>1.746.759</text:p>
          </table:table-cell>
          <table:table-cell office:value-type="float" office:value="1511019" table:style-name="ce5">
            <text:p>1.511.019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89965" table:style-name="ce5">
            <text:p>1.789.965</text:p>
          </table:table-cell>
          <table:table-cell office:value-type="float" office:value="267100" table:style-name="ce5">
            <text:p>267.1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619340" table:style-name="ce6">
            <text:p>2.619.340</text:p>
          </table:table-cell>
          <table:table-cell office:value-type="float" office:value="2480590" table:style-name="ce6">
            <text:p>2.480.590</text:p>
          </table:table-cell>
          <table:table-cell office:value-type="percentage" office:value="0.94702864080264493" table:style-name="ce7">
            <text:p>94,7%</text:p>
          </table:table-cell>
          <table:table-cell office:value-type="float" office:value="1402876" table:style-name="ce5">
            <text:p>1.402.876</text:p>
          </table:table-cell>
          <table:table-cell office:value-type="float" office:value="1151924" table:style-name="ce5">
            <text:p>1.151.924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608780" table:style-name="ce5">
            <text:p>6.608.780</text:p>
          </table:table-cell>
          <table:table-cell office:value-type="float" office:value="966900" table:style-name="ce5">
            <text:p>966.9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9713280" table:style-name="ce6">
            <text:p>9.713.280</text:p>
          </table:table-cell>
          <table:table-cell office:value-type="float" office:value="9147244" table:style-name="ce6">
            <text:p>9.147.244</text:p>
          </table:table-cell>
          <table:table-cell office:value-type="percentage" office:value="0.94172555511629441" table:style-name="ce7">
            <text:p>94,2%</text:p>
          </table:table-cell>
          <table:table-cell office:value-type="float" office:value="5132622" table:style-name="ce5">
            <text:p>5.132.622</text:p>
          </table:table-cell>
          <table:table-cell office:value-type="float" office:value="4498644" table:style-name="ce5">
            <text:p>4.498.644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226230" table:style-name="ce5">
            <text:p>4.226.230</text:p>
          </table:table-cell>
          <table:table-cell office:value-type="float" office:value="670900" table:style-name="ce5">
            <text:p>670.9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214180" table:style-name="ce6">
            <text:p>6.214.180</text:p>
          </table:table-cell>
          <table:table-cell office:value-type="float" office:value="5907933" table:style-name="ce6">
            <text:p>5.907.933</text:p>
          </table:table-cell>
          <table:table-cell office:value-type="percentage" office:value="0.95071803520335751" table:style-name="ce7">
            <text:p>95,1%</text:p>
          </table:table-cell>
          <table:table-cell office:value-type="float" office:value="3357472" table:style-name="ce5">
            <text:p>3.357.472</text:p>
          </table:table-cell>
          <table:table-cell office:value-type="float" office:value="2889063" table:style-name="ce5">
            <text:p>2.889.063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75275" table:style-name="ce5">
            <text:p>975.275</text:p>
          </table:table-cell>
          <table:table-cell office:value-type="float" office:value="135700" table:style-name="ce5">
            <text:p>135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390725" table:style-name="ce6">
            <text:p>1.390.725</text:p>
          </table:table-cell>
          <table:table-cell office:value-type="float" office:value="1389278" table:style-name="ce6">
            <text:p>1.389.278</text:p>
          </table:table-cell>
          <table:table-cell office:value-type="percentage" office:value="0.99895953549407679" table:style-name="ce7">
            <text:p>99,9%</text:p>
          </table:table-cell>
          <table:table-cell office:value-type="float" office:value="769796" table:style-name="ce5">
            <text:p>769.796</text:p>
          </table:table-cell>
          <table:table-cell office:value-type="float" office:value="687401" table:style-name="ce5">
            <text:p>687.401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586985" table:style-name="ce5">
            <text:p>2.586.985</text:p>
          </table:table-cell>
          <table:table-cell office:value-type="float" office:value="358600" table:style-name="ce5">
            <text:p>358.6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672785" table:style-name="ce6">
            <text:p>3.672.785</text:p>
          </table:table-cell>
          <table:table-cell office:value-type="float" office:value="3555201" table:style-name="ce6">
            <text:p>3.555.201</text:p>
          </table:table-cell>
          <table:table-cell office:value-type="percentage" office:value="0.96798505766060361" table:style-name="ce7">
            <text:p>96,8%</text:p>
          </table:table-cell>
          <table:table-cell office:value-type="float" office:value="1959025" table:style-name="ce5">
            <text:p>1.959.025</text:p>
          </table:table-cell>
          <table:table-cell office:value-type="float" office:value="1751554" table:style-name="ce5">
            <text:p>1.751.554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89055" table:style-name="ce5">
            <text:p>289.055</text:p>
          </table:table-cell>
          <table:table-cell office:value-type="float" office:value="40500" table:style-name="ce5">
            <text:p>40.5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06155" table:style-name="ce6">
            <text:p>406.155</text:p>
          </table:table-cell>
          <table:table-cell office:value-type="float" office:value="378217" table:style-name="ce6">
            <text:p>378.217</text:p>
          </table:table-cell>
          <table:table-cell office:value-type="percentage" office:value="0.93121345299208436" table:style-name="ce7">
            <text:p>93,1%</text:p>
          </table:table-cell>
          <table:table-cell office:value-type="float" office:value="218438" table:style-name="ce5">
            <text:p>218.438</text:p>
          </table:table-cell>
          <table:table-cell office:value-type="float" office:value="185520" table:style-name="ce5">
            <text:p>185.520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672085" table:style-name="ce5">
            <text:p>5.672.085</text:p>
          </table:table-cell>
          <table:table-cell office:value-type="float" office:value="983300" table:style-name="ce5">
            <text:p>983.3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346235" table:style-name="ce6">
            <text:p>8.346.235</text:p>
          </table:table-cell>
          <table:table-cell office:value-type="float" office:value="7947189" table:style-name="ce6">
            <text:p>7.947.189</text:p>
          </table:table-cell>
          <table:table-cell office:value-type="percentage" office:value="0.95218850176157277" table:style-name="ce7">
            <text:p>95,2%</text:p>
          </table:table-cell>
          <table:table-cell office:value-type="float" office:value="4632418" table:style-name="ce5">
            <text:p>4.632.418</text:p>
          </table:table-cell>
          <table:table-cell office:value-type="float" office:value="3887388" table:style-name="ce5">
            <text:p>3.887.388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59645" table:style-name="ce5">
            <text:p>1.259.645</text:p>
          </table:table-cell>
          <table:table-cell office:value-type="float" office:value="229800" table:style-name="ce5">
            <text:p>229.8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837445" table:style-name="ce6">
            <text:p>1.837.445</text:p>
          </table:table-cell>
          <table:table-cell office:value-type="float" office:value="1734717" table:style-name="ce6">
            <text:p>1.734.717</text:p>
          </table:table-cell>
          <table:table-cell office:value-type="percentage" office:value="0.94409193200340691" table:style-name="ce7">
            <text:p>94,4%</text:p>
          </table:table-cell>
          <table:table-cell office:value-type="float" office:value="1009411" table:style-name="ce5">
            <text:p>1.009.411</text:p>
          </table:table-cell>
          <table:table-cell office:value-type="float" office:value="788025" table:style-name="ce5">
            <text:p>788.025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74035" table:style-name="ce5">
            <text:p>574.035</text:p>
          </table:table-cell>
          <table:table-cell office:value-type="float" office:value="89900" table:style-name="ce5">
            <text:p>89.9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42385" table:style-name="ce6">
            <text:p>842.385</text:p>
          </table:table-cell>
          <table:table-cell office:value-type="float" office:value="808295" table:style-name="ce6">
            <text:p>808.295</text:p>
          </table:table-cell>
          <table:table-cell office:value-type="percentage" office:value="0.9595315681072194" table:style-name="ce7">
            <text:p>96,0%</text:p>
          </table:table-cell>
          <table:table-cell office:value-type="float" office:value="452474" table:style-name="ce5">
            <text:p>452.474</text:p>
          </table:table-cell>
          <table:table-cell office:value-type="float" office:value="401544" table:style-name="ce5">
            <text:p>401.544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97010" table:style-name="ce5">
            <text:p>1.997.010</text:p>
          </table:table-cell>
          <table:table-cell office:value-type="float" office:value="280200" table:style-name="ce5">
            <text:p>280.2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2937660" table:style-name="ce6">
            <text:p>2.937.660</text:p>
          </table:table-cell>
          <table:table-cell office:value-type="float" office:value="2771713" table:style-name="ce6">
            <text:p>2.771.713</text:p>
          </table:table-cell>
          <table:table-cell office:value-type="percentage" office:value="0.94351048113124047" table:style-name="ce7">
            <text:p>94,4%</text:p>
          </table:table-cell>
          <table:table-cell office:value-type="float" office:value="1528988" table:style-name="ce5">
            <text:p>1.528.988</text:p>
          </table:table-cell>
          <table:table-cell office:value-type="float" office:value="1395911" table:style-name="ce5">
            <text:p>1.395.911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2180" table:style-name="ce5">
            <text:p>72.180</text:p>
          </table:table-cell>
          <table:table-cell office:value-type="float" office:value="15600" table:style-name="ce5">
            <text:p>15.6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0030" table:style-name="ce6">
            <text:p>110.030</text:p>
          </table:table-cell>
          <table:table-cell office:value-type="float" office:value="94114" table:style-name="ce6">
            <text:p>94.114</text:p>
          </table:table-cell>
          <table:table-cell office:value-type="percentage" office:value="0.85534854130691629" table:style-name="ce7">
            <text:p>85,5%</text:p>
          </table:table-cell>
          <table:table-cell office:value-type="float" office:value="52349" table:style-name="ce5">
            <text:p>52.349</text:p>
          </table:table-cell>
          <table:table-cell office:value-type="float" office:value="47456" table:style-name="ce5">
            <text:p>47.456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2180" table:style-name="ce5">
            <text:p>72.180</text:p>
          </table:table-cell>
          <table:table-cell office:value-type="float" office:value="15400" table:style-name="ce5">
            <text:p>15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08430" table:style-name="ce6">
            <text:p>108.430</text:p>
          </table:table-cell>
          <table:table-cell office:value-type="float" office:value="85996" table:style-name="ce6">
            <text:p>85.996</text:p>
          </table:table-cell>
          <table:table-cell office:value-type="percentage" office:value="0.79310154016416123" table:style-name="ce7">
            <text:p>79,3%</text:p>
          </table:table-cell>
          <table:table-cell office:value-type="float" office:value="49106" table:style-name="ce5">
            <text:p>49.106</text:p>
          </table:table-cell>
          <table:table-cell office:value-type="float" office:value="44280" table:style-name="ce5">
            <text:p>44.280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7200" table:style-name="ce6">
            <text:p>167.200</text:p>
          </table:table-cell>
          <table:table-cell office:value-type="percentage" office:value="0.78288882229547496" table:style-name="ce7">
            <text:p>78,3%</text:p>
          </table:table-cell>
          <table:table-cell office:value-type="float" office:value="90304" table:style-name="ce5">
            <text:p>90.304</text:p>
          </table:table-cell>
          <table:table-cell office:value-type="float" office:value="78065" table:style-name="ce5">
            <text:p>78.065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159" table:style-name="ce6">
            <text:p>4.159</text:p>
          </table:table-cell>
          <table:table-cell office:value-type="percentage" office:value="0.60362844702467344" table:style-name="ce7">
            <text:p>60,4%</text:p>
          </table:table-cell>
          <table:table-cell office:value-type="float" office:value="3240" table:style-name="ce5">
            <text:p>3.240</text:p>
          </table:table-cell>
          <table:table-cell office:value-type="float" office:value="2672" table:style-name="ce5">
            <text:p>2.672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1065473" table:style-name="ce11">
            <text:p>41.065.473</text:p>
          </table:table-cell>
          <table:table-cell office:value-type="float" office:value="6644680" table:style-name="ce12">
            <text:p>6.644.680</text:p>
          </table:table-cell>
          <table:table-cell office:value-type="float" office:value="10187400" table:style-name="ce13">
            <text:p>10.187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0545888" table:style-name="ce15">
            <text:p>60.545.888</text:p>
          </table:table-cell>
          <table:table-cell office:value-type="float" office:value="57653031" table:style-name="ce15">
            <text:p>57.653.031</text:p>
          </table:table-cell>
          <table:table-cell office:value-type="percentage" office:value="0.95222042164118559" table:style-name="ce16">
            <text:p>95,2%</text:p>
          </table:table-cell>
          <table:table-cell office:value-type="float" office:value="32650750" table:style-name="ce15">
            <text:p>32.650.750</text:p>
          </table:table-cell>
          <table:table-cell office:value-type="float" office:value="27811786" table:style-name="ce15">
            <text:p>27.811.78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44309" table:style-name="ce23">
            <text:p>4.344.309</text:p>
          </table:table-cell>
          <table:table-cell office:value-type="percentage" office:value="0.93825940638580063" table:style-name="ce24">
            <text:p>93,8%</text:p>
          </table:table-cell>
          <table:table-cell office:value-type="float" office:value="4110183" table:style-name="ce23">
            <text:p>4.110.183</text:p>
          </table:table-cell>
          <table:table-cell office:value-type="percentage" office:value="0.88769419065655997" table:style-name="ce24">
            <text:p>88,8%</text:p>
          </table:table-cell>
          <table:table-cell office:value-type="date" office:date-value="2021-08-03T00:00:00" table:style-name="ce25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7575" table:style-name="ce5">
            <text:p>727.575</text:p>
          </table:table-cell>
          <table:table-cell office:value-type="percentage" office:value="0.92409486141911101" table:style-name="ce26">
            <text:p>92,4%</text:p>
          </table:table-cell>
          <table:table-cell office:value-type="float" office:value="700352" table:style-name="ce5">
            <text:p>700.352</text:p>
          </table:table-cell>
          <table:table-cell office:value-type="percentage" office:value="0.88951885975273648" table:style-name="ce26">
            <text:p>89,0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0118" table:style-name="ce5">
            <text:p>640.118</text:p>
          </table:table-cell>
          <table:table-cell office:value-type="percentage" office:value="0.94640911342248635" table:style-name="ce26">
            <text:p>94,6%</text:p>
          </table:table-cell>
          <table:table-cell office:value-type="float" office:value="625284" table:style-name="ce5">
            <text:p>625.284</text:p>
          </table:table-cell>
          <table:table-cell office:value-type="percentage" office:value="0.92447716839280569" table:style-name="ce26">
            <text:p>92,4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4540" table:style-name="ce5">
            <text:p>534.540</text:p>
          </table:table-cell>
          <table:table-cell office:value-type="percentage" office:value="0.86319433903155063" table:style-name="ce26">
            <text:p>86,3%</text:p>
          </table:table-cell>
          <table:table-cell office:value-type="float" office:value="515978" table:style-name="ce5">
            <text:p>515.978</text:p>
          </table:table-cell>
          <table:table-cell office:value-type="percentage" office:value="0.83321975654735181" table:style-name="ce26">
            <text:p>83,3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8336" table:style-name="ce5">
            <text:p>1.068.336</text:p>
          </table:table-cell>
          <table:table-cell office:value-type="percentage" office:value="0.87691076463418138" table:style-name="ce26">
            <text:p>87,7%</text:p>
          </table:table-cell>
          <table:table-cell office:value-type="float" office:value="1017118" table:style-name="ce5">
            <text:p>1.017.118</text:p>
          </table:table-cell>
          <table:table-cell office:value-type="percentage" office:value="0.83487004379070751" table:style-name="ce26">
            <text:p>83,5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7570" table:style-name="ce5">
            <text:p>337.570</text:p>
          </table:table-cell>
          <table:table-cell office:value-type="percentage" office:value="0.93981948071472721" table:style-name="ce26">
            <text:p>94,0%</text:p>
          </table:table-cell>
          <table:table-cell office:value-type="float" office:value="327091" table:style-name="ce5">
            <text:p>327.091</text:p>
          </table:table-cell>
          <table:table-cell office:value-type="percentage" office:value="0.91064518104825909" table:style-name="ce26">
            <text:p>91,1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6062" table:style-name="ce5">
            <text:p>1.446.062</text:p>
          </table:table-cell>
          <table:table-cell office:value-type="percentage" office:value="0.94382953837879746" table:style-name="ce26">
            <text:p>94,4%</text:p>
          </table:table-cell>
          <table:table-cell office:value-type="float" office:value="1405014" table:style-name="ce5">
            <text:p>1.405.014</text:p>
          </table:table-cell>
          <table:table-cell office:value-type="percentage" office:value="0.91703793823207291" table:style-name="ce26">
            <text:p>91,7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7216" table:style-name="ce5">
            <text:p>1.067.216</text:p>
          </table:table-cell>
          <table:table-cell office:value-type="percentage" office:value="0.92735105863461076" table:style-name="ce26">
            <text:p>92,7%</text:p>
          </table:table-cell>
          <table:table-cell office:value-type="float" office:value="982082" table:style-name="ce5">
            <text:p>982.082</text:p>
          </table:table-cell>
          <table:table-cell office:value-type="percentage" office:value="0.85337437066722743" table:style-name="ce26">
            <text:p>85,3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70145" table:style-name="ce5">
            <text:p>3.870.145</text:p>
          </table:table-cell>
          <table:table-cell office:value-type="percentage" office:value="0.89408555685466484" table:style-name="ce26">
            <text:p>89,4%</text:p>
          </table:table-cell>
          <table:table-cell office:value-type="float" office:value="3723075" table:style-name="ce5">
            <text:p>3.723.075</text:p>
          </table:table-cell>
          <table:table-cell office:value-type="percentage" office:value="0.86010926840898239" table:style-name="ce26">
            <text:p>86,0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00452" table:style-name="ce5">
            <text:p>2.700.452</text:p>
          </table:table-cell>
          <table:table-cell office:value-type="percentage" office:value="0.93149773908148314" table:style-name="ce26">
            <text:p>93,1%</text:p>
          </table:table-cell>
          <table:table-cell office:value-type="float" office:value="2627022" table:style-name="ce5">
            <text:p>2.627.022</text:p>
          </table:table-cell>
          <table:table-cell office:value-type="percentage" office:value="0.90616869084039109" table:style-name="ce26">
            <text:p>90,6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6202" table:style-name="ce5">
            <text:p>606.202</text:p>
          </table:table-cell>
          <table:table-cell office:value-type="percentage" office:value="0.9747768086858084" table:style-name="ce26">
            <text:p>97,5%</text:p>
          </table:table-cell>
          <table:table-cell office:value-type="float" office:value="592721" table:style-name="ce5">
            <text:p>592.721</text:p>
          </table:table-cell>
          <table:table-cell office:value-type="percentage" office:value="0.95309927189461763" table:style-name="ce26">
            <text:p>95,3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5359" table:style-name="ce5">
            <text:p>1.645.359</text:p>
          </table:table-cell>
          <table:table-cell office:value-type="percentage" office:value="0.95654790038491921" table:style-name="ce26">
            <text:p>95,7%</text:p>
          </table:table-cell>
          <table:table-cell office:value-type="float" office:value="1617423" table:style-name="ce5">
            <text:p>1.617.423</text:p>
          </table:table-cell>
          <table:table-cell office:value-type="percentage" office:value="0.94030699360095715" table:style-name="ce26">
            <text:p>94,0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596" table:style-name="ce5">
            <text:p>178.596</text:p>
          </table:table-cell>
          <table:table-cell office:value-type="percentage" office:value="0.94665034108798318" table:style-name="ce26">
            <text:p>94,7%</text:p>
          </table:table-cell>
          <table:table-cell office:value-type="float" office:value="170011" table:style-name="ce5">
            <text:p>170.011</text:p>
          </table:table-cell>
          <table:table-cell office:value-type="percentage" office:value="0.90114544076412184" table:style-name="ce26">
            <text:p>90,1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41280" table:style-name="ce5">
            <text:p>3.441.280</text:p>
          </table:table-cell>
          <table:table-cell office:value-type="percentage" office:value="0.92203157319386542" table:style-name="ce26">
            <text:p>92,2%</text:p>
          </table:table-cell>
          <table:table-cell office:value-type="float" office:value="3307550" table:style-name="ce5">
            <text:p>3.307.550</text:p>
          </table:table-cell>
          <table:table-cell office:value-type="percentage" office:value="0.88620092811900497" table:style-name="ce26">
            <text:p>88,6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8302" table:style-name="ce5">
            <text:p>738.302</text:p>
          </table:table-cell>
          <table:table-cell office:value-type="percentage" office:value="0.93813151849065812" table:style-name="ce26">
            <text:p>93,8%</text:p>
          </table:table-cell>
          <table:table-cell office:value-type="float" office:value="680488" table:style-name="ce5">
            <text:p>680.488</text:p>
          </table:table-cell>
          <table:table-cell office:value-type="percentage" office:value="0.86466952650090467" table:style-name="ce26">
            <text:p>86,5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8386" table:style-name="ce5">
            <text:p>348.386</text:p>
          </table:table-cell>
          <table:table-cell office:value-type="percentage" office:value="0.92779721862699671" table:style-name="ce26">
            <text:p>92,8%</text:p>
          </table:table-cell>
          <table:table-cell office:value-type="float" office:value="340483" table:style-name="ce5">
            <text:p>340.483</text:p>
          </table:table-cell>
          <table:table-cell office:value-type="percentage" office:value="0.90675050200001062" table:style-name="ce26">
            <text:p>90,7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2546" table:style-name="ce5">
            <text:p>1.262.546</text:p>
          </table:table-cell>
          <table:table-cell office:value-type="percentage" office:value="0.93296631837193145" table:style-name="ce26">
            <text:p>93,3%</text:p>
          </table:table-cell>
          <table:table-cell office:value-type="float" office:value="1240206" table:style-name="ce5">
            <text:p>1.240.206</text:p>
          </table:table-cell>
          <table:table-cell office:value-type="percentage" office:value="0.91645803467182951" table:style-name="ce26">
            <text:p>91,6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816" table:style-name="ce5">
            <text:p>33.816</text:p>
          </table:table-cell>
          <table:table-cell office:value-type="percentage" office:value="0.86756631946226082" table:style-name="ce26">
            <text:p>86,8%</text:p>
          </table:table-cell>
          <table:table-cell office:value-type="float" office:value="32605" table:style-name="ce5">
            <text:p>32.605</text:p>
          </table:table-cell>
          <table:table-cell office:value-type="percentage" office:value="0.83649751141669659" table:style-name="ce26">
            <text:p>83,6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959" table:style-name="ce5">
            <text:p>30.959</text:p>
          </table:table-cell>
          <table:table-cell office:value-type="percentage" office:value="0.83167226326393551" table:style-name="ce26">
            <text:p>83,2%</text:p>
          </table:table-cell>
          <table:table-cell office:value-type="float" office:value="30060" table:style-name="ce5">
            <text:p>30.060</text:p>
          </table:table-cell>
          <table:table-cell office:value-type="percentage" office:value="0.80752182672934858" table:style-name="ce26">
            <text:p>80,8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618" table:style-name="ce5">
            <text:p>34.618</text:p>
          </table:table-cell>
          <table:table-cell office:value-type="string" table:style-name="ce26">
            <text:p>-</text:p>
          </table:table-cell>
          <table:table-cell office:value-type="float" office:value="31262" table:style-name="ce5">
            <text:p>31.262</text:p>
          </table:table-cell>
          <table:table-cell office:value-type="string" table:style-name="ce26">
            <text:p>-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10" table:style-name="ce5">
            <text:p>1.410</text:p>
          </table:table-cell>
          <table:table-cell office:value-type="string" table:style-name="ce26">
            <text:p>-</text:p>
          </table:table-cell>
          <table:table-cell office:value-type="float" office:value="1264" table:style-name="ce5">
            <text:p>1.264</text:p>
          </table:table-cell>
          <table:table-cell office:value-type="string" table:style-name="ce26">
            <text:p>-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057797" table:style-name="ce15">
            <text:p>25.057.797</text:p>
          </table:table-cell>
          <table:table-cell office:value-type="percentage" office:value="0.92614230625569138" table:style-name="ce16">
            <text:p>92,6%</text:p>
          </table:table-cell>
          <table:table-cell office:value-type="float" office:value="24077272" table:style-name="ce15">
            <text:p>24.077.272</text:p>
          </table:table-cell>
          <table:table-cell office:value-type="percentage" office:value="0.88990186241933333" table:style-name="ce16">
            <text:p>89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631" table:style-name="ce35">
            <text:p>432.631</text:p>
          </table:table-cell>
          <table:table-cell office:value-type="percentage" office:value="1" table:style-name="ce36">
            <text:p>100,0%</text:p>
          </table:table-cell>
          <table:table-cell office:value-type="float" office:value="650475" table:style-name="ce35">
            <text:p>650.475</text:p>
          </table:table-cell>
          <table:table-cell office:value-type="percentage" office:value="1" table:style-name="ce36">
            <text:p>100,0%</text:p>
          </table:table-cell>
          <table:table-cell office:value-type="float" office:value="908883" table:style-name="ce35">
            <text:p>908.883</text:p>
          </table:table-cell>
          <table:table-cell office:value-type="percentage" office:value="0.99207114142162778" table:style-name="ce36">
            <text:p>99,2%</text:p>
          </table:table-cell>
          <table:table-cell office:value-type="float" office:value="1175697" table:style-name="ce35">
            <text:p>1.175.697</text:p>
          </table:table-cell>
          <table:table-cell office:value-type="percentage" office:value="0.9293893144856884" table:style-name="ce36">
            <text:p>92,9%</text:p>
          </table:table-cell>
          <table:table-cell office:value-type="float" office:value="1176623" table:style-name="ce35">
            <text:p>1.176.623</text:p>
          </table:table-cell>
          <table:table-cell office:value-type="percentage" office:value="0.84947737153764957" table:style-name="ce36">
            <text:p>84,9%</text:p>
          </table:table-cell>
          <table:table-cell office:value-type="float" office:value="812529" table:style-name="ce35">
            <text:p>812.529</text:p>
          </table:table-cell>
          <table:table-cell office:value-type="percentage" office:value="0.71260909107652315" table:style-name="ce36">
            <text:p>71,3%</text:p>
          </table:table-cell>
          <table:table-cell office:value-type="float" office:value="563330" table:style-name="ce35">
            <text:p>563.330</text:p>
          </table:table-cell>
          <table:table-cell office:value-type="percentage" office:value="0.6065973777609317" table:style-name="ce36">
            <text:p>60,7%</text:p>
          </table:table-cell>
          <table:table-cell office:value-type="float" office:value="137948" table:style-name="ce35">
            <text:p>137.948</text:p>
          </table:table-cell>
          <table:table-cell office:value-type="percentage" office:value="0.18322050399318907" table:style-name="ce36">
            <text:p>18,3%</text:p>
          </table:table-cell>
          <table:table-cell office:value-type="float" office:value="5858116" table:style-name="ce35">
            <text:p>5.858.1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8611589545053495" table:style-name="ce36">
            <text:p>7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35" table:style-name="ce38">
            <text:p>100.935</text:p>
          </table:table-cell>
          <table:table-cell office:value-type="percentage" office:value="1" table:style-name="ce39">
            <text:p>100,0%</text:p>
          </table:table-cell>
          <table:table-cell office:value-type="float" office:value="118608" table:style-name="ce38">
            <text:p>118.608</text:p>
          </table:table-cell>
          <table:table-cell office:value-type="percentage" office:value="0.99708293051994457" table:style-name="ce39">
            <text:p>99,7%</text:p>
          </table:table-cell>
          <table:table-cell office:value-type="float" office:value="151519" table:style-name="ce38">
            <text:p>151.519</text:p>
          </table:table-cell>
          <table:table-cell office:value-type="percentage" office:value="0.96899601578338146" table:style-name="ce39">
            <text:p>96,9%</text:p>
          </table:table-cell>
          <table:table-cell office:value-type="float" office:value="179452" table:style-name="ce38">
            <text:p>179.452</text:p>
          </table:table-cell>
          <table:table-cell office:value-type="percentage" office:value="0.90510728011862851" table:style-name="ce39">
            <text:p>90,5%</text:p>
          </table:table-cell>
          <table:table-cell office:value-type="float" office:value="177061" table:style-name="ce38">
            <text:p>177.061</text:p>
          </table:table-cell>
          <table:table-cell office:value-type="percentage" office:value="0.8237579265200542" table:style-name="ce39">
            <text:p>82,4%</text:p>
          </table:table-cell>
          <table:table-cell office:value-type="float" office:value="108595" table:style-name="ce38">
            <text:p>108.595</text:p>
          </table:table-cell>
          <table:table-cell office:value-type="percentage" office:value="0.66101189389235848" table:style-name="ce39">
            <text:p>66,1%</text:p>
          </table:table-cell>
          <table:table-cell office:value-type="float" office:value="75132" table:style-name="ce38">
            <text:p>75.132</text:p>
          </table:table-cell>
          <table:table-cell office:value-type="percentage" office:value="0.5761612257574712" table:style-name="ce39">
            <text:p>57,6%</text:p>
          </table:table-cell>
          <table:table-cell office:value-type="float" office:value="26487" table:style-name="ce38">
            <text:p>26.487</text:p>
          </table:table-cell>
          <table:table-cell office:value-type="percentage" office:value="0.25688349222667273" table:style-name="ce39">
            <text:p>25,7%</text:p>
          </table:table-cell>
          <table:table-cell office:value-type="float" office:value="937789" table:style-name="ce38">
            <text:p>937.78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91293642744196" table:style-name="ce39">
            <text:p>7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52" table:style-name="ce38">
            <text:p>88.652</text:p>
          </table:table-cell>
          <table:table-cell office:value-type="percentage" office:value="1" table:style-name="ce39">
            <text:p>100,0%</text:p>
          </table:table-cell>
          <table:table-cell office:value-type="float" office:value="113856" table:style-name="ce38">
            <text:p>113.856</text:p>
          </table:table-cell>
          <table:table-cell office:value-type="percentage" office:value="1" table:style-name="ce39">
            <text:p>100,0%</text:p>
          </table:table-cell>
          <table:table-cell office:value-type="float" office:value="145311" table:style-name="ce38">
            <text:p>145.311</text:p>
          </table:table-cell>
          <table:table-cell office:value-type="percentage" office:value="0.97099270307112506" table:style-name="ce39">
            <text:p>97,1%</text:p>
          </table:table-cell>
          <table:table-cell office:value-type="float" office:value="148839" table:style-name="ce38">
            <text:p>148.839</text:p>
          </table:table-cell>
          <table:table-cell office:value-type="percentage" office:value="0.91511574287558795" table:style-name="ce39">
            <text:p>91,5%</text:p>
          </table:table-cell>
          <table:table-cell office:value-type="float" office:value="143460" table:style-name="ce38">
            <text:p>143.460</text:p>
          </table:table-cell>
          <table:table-cell office:value-type="percentage" office:value="0.85907792542202366" table:style-name="ce39">
            <text:p>85,9%</text:p>
          </table:table-cell>
          <table:table-cell office:value-type="float" office:value="79531" table:style-name="ce38">
            <text:p>79.531</text:p>
          </table:table-cell>
          <table:table-cell office:value-type="percentage" office:value="0.6948912635101484" table:style-name="ce39">
            <text:p>69,5%</text:p>
          </table:table-cell>
          <table:table-cell office:value-type="float" office:value="48082" table:style-name="ce38">
            <text:p>48.082</text:p>
          </table:table-cell>
          <table:table-cell office:value-type="percentage" office:value="0.60777894350975215" table:style-name="ce39">
            <text:p>60,8%</text:p>
          </table:table-cell>
          <table:table-cell office:value-type="float" office:value="13954" table:style-name="ce38">
            <text:p>13.954</text:p>
          </table:table-cell>
          <table:table-cell office:value-type="percentage" office:value="0.21803125000000001" table:style-name="ce39">
            <text:p>21,8%</text:p>
          </table:table-cell>
          <table:table-cell office:value-type="float" office:value="781685" table:style-name="ce38">
            <text:p>781.68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3698725917550298" table:style-name="ce39">
            <text:p>8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37" table:style-name="ce38">
            <text:p>51.037</text:p>
          </table:table-cell>
          <table:table-cell office:value-type="percentage" office:value="1" table:style-name="ce39">
            <text:p>100,0%</text:p>
          </table:table-cell>
          <table:table-cell office:value-type="float" office:value="78305" table:style-name="ce38">
            <text:p>78.305</text:p>
          </table:table-cell>
          <table:table-cell office:value-type="percentage" office:value="0.97253961945451839" table:style-name="ce39">
            <text:p>97,3%</text:p>
          </table:table-cell>
          <table:table-cell office:value-type="float" office:value="106453" table:style-name="ce38">
            <text:p>106.453</text:p>
          </table:table-cell>
          <table:table-cell office:value-type="percentage" office:value="0.90806186077061524" table:style-name="ce39">
            <text:p>90,8%</text:p>
          </table:table-cell>
          <table:table-cell office:value-type="float" office:value="143356" table:style-name="ce38">
            <text:p>143.356</text:p>
          </table:table-cell>
          <table:table-cell office:value-type="percentage" office:value="0.86464773186487087" table:style-name="ce39">
            <text:p>86,5%</text:p>
          </table:table-cell>
          <table:table-cell office:value-type="float" office:value="155389" table:style-name="ce38">
            <text:p>155.389</text:p>
          </table:table-cell>
          <table:table-cell office:value-type="percentage" office:value="0.75368624255476013" table:style-name="ce39">
            <text:p>75,4%</text:p>
          </table:table-cell>
          <table:table-cell office:value-type="float" office:value="108420" table:style-name="ce38">
            <text:p>108.420</text:p>
          </table:table-cell>
          <table:table-cell office:value-type="percentage" office:value="0.59510283390143093" table:style-name="ce39">
            <text:p>59,5%</text:p>
          </table:table-cell>
          <table:table-cell office:value-type="float" office:value="78996" table:style-name="ce38">
            <text:p>78.996</text:p>
          </table:table-cell>
          <table:table-cell office:value-type="percentage" office:value="0.57267547229995219" table:style-name="ce39">
            <text:p>57,3%</text:p>
          </table:table-cell>
          <table:table-cell office:value-type="float" office:value="49972" table:style-name="ce38">
            <text:p>49.972</text:p>
          </table:table-cell>
          <table:table-cell office:value-type="percentage" office:value="0.52337662337662338" table:style-name="ce39">
            <text:p>52,3%</text:p>
          </table:table-cell>
          <table:table-cell office:value-type="float" office:value="771928" table:style-name="ce38">
            <text:p>771.92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45920007112025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205" table:style-name="ce38">
            <text:p>92.205</text:p>
          </table:table-cell>
          <table:table-cell office:value-type="percentage" office:value="1" table:style-name="ce39">
            <text:p>100,0%</text:p>
          </table:table-cell>
          <table:table-cell office:value-type="float" office:value="149682" table:style-name="ce38">
            <text:p>149.682</text:p>
          </table:table-cell>
          <table:table-cell office:value-type="percentage" office:value="0.96862118280474463" table:style-name="ce39">
            <text:p>96,9%</text:p>
          </table:table-cell>
          <table:table-cell office:value-type="float" office:value="218086" table:style-name="ce38">
            <text:p>218.086</text:p>
          </table:table-cell>
          <table:table-cell office:value-type="percentage" office:value="0.92766236196893126" table:style-name="ce39">
            <text:p>92,8%</text:p>
          </table:table-cell>
          <table:table-cell office:value-type="float" office:value="310145" table:style-name="ce38">
            <text:p>310.145</text:p>
          </table:table-cell>
          <table:table-cell office:value-type="percentage" office:value="0.88483418542018533" table:style-name="ce39">
            <text:p>88,5%</text:p>
          </table:table-cell>
          <table:table-cell office:value-type="float" office:value="298218" table:style-name="ce38">
            <text:p>298.218</text:p>
          </table:table-cell>
          <table:table-cell office:value-type="percentage" office:value="0.76875367339994427" table:style-name="ce39">
            <text:p>76,9%</text:p>
          </table:table-cell>
          <table:table-cell office:value-type="float" office:value="200134" table:style-name="ce38">
            <text:p>200.134</text:p>
          </table:table-cell>
          <table:table-cell office:value-type="percentage" office:value="0.6436542803295876" table:style-name="ce39">
            <text:p>64,4%</text:p>
          </table:table-cell>
          <table:table-cell office:value-type="float" office:value="152906" table:style-name="ce38">
            <text:p>152.906</text:p>
          </table:table-cell>
          <table:table-cell office:value-type="percentage" office:value="0.6073772184883296" table:style-name="ce39">
            <text:p>60,7%</text:p>
          </table:table-cell>
          <table:table-cell office:value-type="float" office:value="77032" table:style-name="ce38">
            <text:p>77.032</text:p>
          </table:table-cell>
          <table:table-cell office:value-type="percentage" office:value="0.42843873924481496" table:style-name="ce39">
            <text:p>42,8%</text:p>
          </table:table-cell>
          <table:table-cell office:value-type="float" office:value="1498408" table:style-name="ce38">
            <text:p>1.498.40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6419209965044421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89" table:style-name="ce38">
            <text:p>42.289</text:p>
          </table:table-cell>
          <table:table-cell office:value-type="percentage" office:value="1" table:style-name="ce39">
            <text:p>100,0%</text:p>
          </table:table-cell>
          <table:table-cell office:value-type="float" office:value="55841" table:style-name="ce38">
            <text:p>55.841</text:p>
          </table:table-cell>
          <table:table-cell office:value-type="percentage" office:value="1" table:style-name="ce39">
            <text:p>100,0%</text:p>
          </table:table-cell>
          <table:table-cell office:value-type="float" office:value="75332" table:style-name="ce38">
            <text:p>75.332</text:p>
          </table:table-cell>
          <table:table-cell office:value-type="percentage" office:value="0.97397375395953201" table:style-name="ce39">
            <text:p>97,4%</text:p>
          </table:table-cell>
          <table:table-cell office:value-type="float" office:value="81703" table:style-name="ce38">
            <text:p>81.703</text:p>
          </table:table-cell>
          <table:table-cell office:value-type="percentage" office:value="0.90817438086345648" table:style-name="ce39">
            <text:p>90,8%</text:p>
          </table:table-cell>
          <table:table-cell office:value-type="float" office:value="82405" table:style-name="ce38">
            <text:p>82.405</text:p>
          </table:table-cell>
          <table:table-cell office:value-type="percentage" office:value="0.84285407439986093" table:style-name="ce39">
            <text:p>84,3%</text:p>
          </table:table-cell>
          <table:table-cell office:value-type="float" office:value="44649" table:style-name="ce38">
            <text:p>44.649</text:p>
          </table:table-cell>
          <table:table-cell office:value-type="percentage" office:value="0.63356178962155718" table:style-name="ce39">
            <text:p>63,4%</text:p>
          </table:table-cell>
          <table:table-cell office:value-type="float" office:value="14677" table:style-name="ce38">
            <text:p>14.677</text:p>
          </table:table-cell>
          <table:table-cell office:value-type="percentage" office:value="0.29060489060489059" table:style-name="ce39">
            <text:p>29,1%</text:p>
          </table:table-cell>
          <table:table-cell office:value-type="float" office:value="650" table:style-name="ce38">
            <text:p>650</text:p>
          </table:table-cell>
          <table:table-cell office:value-type="percentage" office:value="1.4785160248390692E-2" table:style-name="ce39">
            <text:p>1,5%</text:p>
          </table:table-cell>
          <table:table-cell office:value-type="float" office:value="397546" table:style-name="ce38">
            <text:p>397.54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5849173959746397" table:style-name="ce39">
            <text:p>7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33" table:style-name="ce38">
            <text:p>228.833</text:p>
          </table:table-cell>
          <table:table-cell office:value-type="percentage" office:value="1" table:style-name="ce39">
            <text:p>100,0%</text:p>
          </table:table-cell>
          <table:table-cell office:value-type="float" office:value="249488" table:style-name="ce38">
            <text:p>249.488</text:p>
          </table:table-cell>
          <table:table-cell office:value-type="percentage" office:value="1" table:style-name="ce39">
            <text:p>100,0%</text:p>
          </table:table-cell>
          <table:table-cell office:value-type="float" office:value="315064" table:style-name="ce38">
            <text:p>315.064</text:p>
          </table:table-cell>
          <table:table-cell office:value-type="percentage" office:value="0.98897904732009734" table:style-name="ce39">
            <text:p>98,9%</text:p>
          </table:table-cell>
          <table:table-cell office:value-type="float" office:value="343990" table:style-name="ce38">
            <text:p>343.990</text:p>
          </table:table-cell>
          <table:table-cell office:value-type="percentage" office:value="0.90244638289499579" table:style-name="ce39">
            <text:p>90,2%</text:p>
          </table:table-cell>
          <table:table-cell office:value-type="float" office:value="308687" table:style-name="ce38">
            <text:p>308.687</text:p>
          </table:table-cell>
          <table:table-cell office:value-type="percentage" office:value="0.84966350586972383" table:style-name="ce39">
            <text:p>85,0%</text:p>
          </table:table-cell>
          <table:table-cell office:value-type="float" office:value="194582" table:style-name="ce38">
            <text:p>194.582</text:p>
          </table:table-cell>
          <table:table-cell office:value-type="percentage" office:value="0.72664060078496395" table:style-name="ce39">
            <text:p>72,7%</text:p>
          </table:table-cell>
          <table:table-cell office:value-type="float" office:value="99753" table:style-name="ce38">
            <text:p>99.753</text:p>
          </table:table-cell>
          <table:table-cell office:value-type="percentage" office:value="0.47274959005905043" table:style-name="ce39">
            <text:p>47,3%</text:p>
          </table:table-cell>
          <table:table-cell office:value-type="float" office:value="6362" table:style-name="ce38">
            <text:p>6.362</text:p>
          </table:table-cell>
          <table:table-cell office:value-type="percentage" office:value="3.8477821727086886E-2" table:style-name="ce39">
            <text:p>3,8%</text:p>
          </table:table-cell>
          <table:table-cell office:value-type="float" office:value="1746759" table:style-name="ce38">
            <text:p>1.746.75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0264518877170987" table:style-name="ce39">
            <text:p>8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35" table:style-name="ce38">
            <text:p>137.535</text:p>
          </table:table-cell>
          <table:table-cell office:value-type="percentage" office:value="1" table:style-name="ce39">
            <text:p>100,0%</text:p>
          </table:table-cell>
          <table:table-cell office:value-type="float" office:value="157705" table:style-name="ce38">
            <text:p>157.705</text:p>
          </table:table-cell>
          <table:table-cell office:value-type="percentage" office:value="0.99122569939849525" table:style-name="ce39">
            <text:p>99,1%</text:p>
          </table:table-cell>
          <table:table-cell office:value-type="float" office:value="218186" table:style-name="ce38">
            <text:p>218.186</text:p>
          </table:table-cell>
          <table:table-cell office:value-type="percentage" office:value="0.99881891926534949" table:style-name="ce39">
            <text:p>99,9%</text:p>
          </table:table-cell>
          <table:table-cell office:value-type="float" office:value="280244" table:style-name="ce38">
            <text:p>280.244</text:p>
          </table:table-cell>
          <table:table-cell office:value-type="percentage" office:value="0.91142780946929536" table:style-name="ce39">
            <text:p>91,1%</text:p>
          </table:table-cell>
          <table:table-cell office:value-type="float" office:value="273546" table:style-name="ce38">
            <text:p>273.546</text:p>
          </table:table-cell>
          <table:table-cell office:value-type="percentage" office:value="0.82741035374540617" table:style-name="ce39">
            <text:p>82,7%</text:p>
          </table:table-cell>
          <table:table-cell office:value-type="float" office:value="183657" table:style-name="ce38">
            <text:p>183.657</text:p>
          </table:table-cell>
          <table:table-cell office:value-type="percentage" office:value="0.69069691351292395" table:style-name="ce39">
            <text:p>69,1%</text:p>
          </table:table-cell>
          <table:table-cell office:value-type="float" office:value="131887" table:style-name="ce38">
            <text:p>131.887</text:p>
          </table:table-cell>
          <table:table-cell office:value-type="percentage" office:value="0.60473934953161324" table:style-name="ce39">
            <text:p>60,5%</text:p>
          </table:table-cell>
          <table:table-cell office:value-type="float" office:value="20116" table:style-name="ce38">
            <text:p>20.116</text:p>
          </table:table-cell>
          <table:table-cell office:value-type="percentage" office:value="0.11562780217506266" table:style-name="ce39">
            <text:p>11,6%</text:p>
          </table:table-cell>
          <table:table-cell office:value-type="float" office:value="1402876" table:style-name="ce38">
            <text:p>1.402.87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559067307096918" table:style-name="ce39">
            <text:p>7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032" table:style-name="ce38">
            <text:p>457.032</text:p>
          </table:table-cell>
          <table:table-cell office:value-type="percentage" office:value="1" table:style-name="ce39">
            <text:p>100,0%</text:p>
          </table:table-cell>
          <table:table-cell office:value-type="float" office:value="614126" table:style-name="ce38">
            <text:p>614.126</text:p>
          </table:table-cell>
          <table:table-cell office:value-type="percentage" office:value="0.96668303709160508" table:style-name="ce39">
            <text:p>96,7%</text:p>
          </table:table-cell>
          <table:table-cell office:value-type="float" office:value="779503" table:style-name="ce38">
            <text:p>779.503</text:p>
          </table:table-cell>
          <table:table-cell office:value-type="percentage" office:value="0.93065650728762728" table:style-name="ce39">
            <text:p>93,1%</text:p>
          </table:table-cell>
          <table:table-cell office:value-type="float" office:value="976683" table:style-name="ce38">
            <text:p>976.683</text:p>
          </table:table-cell>
          <table:table-cell office:value-type="percentage" office:value="0.8945785781018154" table:style-name="ce39">
            <text:p>89,5%</text:p>
          </table:table-cell>
          <table:table-cell office:value-type="float" office:value="1042801" table:style-name="ce38">
            <text:p>1.042.801</text:p>
          </table:table-cell>
          <table:table-cell office:value-type="percentage" office:value="0.79194762882996461" table:style-name="ce39">
            <text:p>79,2%</text:p>
          </table:table-cell>
          <table:table-cell office:value-type="float" office:value="631721" table:style-name="ce38">
            <text:p>631.721</text:p>
          </table:table-cell>
          <table:table-cell office:value-type="percentage" office:value="0.60471908348426073" table:style-name="ce39">
            <text:p>60,5%</text:p>
          </table:table-cell>
          <table:table-cell office:value-type="float" office:value="460742" table:style-name="ce38">
            <text:p>460.742</text:p>
          </table:table-cell>
          <table:table-cell office:value-type="percentage" office:value="0.54919868642981873" table:style-name="ce39">
            <text:p>54,9%</text:p>
          </table:table-cell>
          <table:table-cell office:value-type="float" office:value="170014" table:style-name="ce38">
            <text:p>170.014</text:p>
          </table:table-cell>
          <table:table-cell office:value-type="percentage" office:value="0.25910211745198625" table:style-name="ce39">
            <text:p>25,9%</text:p>
          </table:table-cell>
          <table:table-cell office:value-type="float" office:value="5132622" table:style-name="ce38">
            <text:p>5.132.62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4728494138338697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830" table:style-name="ce38">
            <text:p>295.830</text:p>
          </table:table-cell>
          <table:table-cell office:value-type="percentage" office:value="1" table:style-name="ce39">
            <text:p>100,0%</text:p>
          </table:table-cell>
          <table:table-cell office:value-type="float" office:value="431698" table:style-name="ce38">
            <text:p>431.698</text:p>
          </table:table-cell>
          <table:table-cell office:value-type="percentage" office:value="0.98592250526421565" table:style-name="ce39">
            <text:p>98,6%</text:p>
          </table:table-cell>
          <table:table-cell office:value-type="float" office:value="554447" table:style-name="ce38">
            <text:p>554.447</text:p>
          </table:table-cell>
          <table:table-cell office:value-type="percentage" office:value="0.95474473419569916" table:style-name="ce39">
            <text:p>95,5%</text:p>
          </table:table-cell>
          <table:table-cell office:value-type="float" office:value="700507" table:style-name="ce38">
            <text:p>700.507</text:p>
          </table:table-cell>
          <table:table-cell office:value-type="percentage" office:value="0.93111171368036005" table:style-name="ce39">
            <text:p>93,1%</text:p>
          </table:table-cell>
          <table:table-cell office:value-type="float" office:value="717970" table:style-name="ce38">
            <text:p>717.970</text:p>
          </table:table-cell>
          <table:table-cell office:value-type="percentage" office:value="0.84309548748925534" table:style-name="ce39">
            <text:p>84,3%</text:p>
          </table:table-cell>
          <table:table-cell office:value-type="float" office:value="440884" table:style-name="ce38">
            <text:p>440.884</text:p>
          </table:table-cell>
          <table:table-cell office:value-type="percentage" office:value="0.67958055302508324" table:style-name="ce39">
            <text:p>68,0%</text:p>
          </table:table-cell>
          <table:table-cell office:value-type="float" office:value="210795" table:style-name="ce38">
            <text:p>210.795</text:p>
          </table:table-cell>
          <table:table-cell office:value-type="percentage" office:value="0.40841771195405774" table:style-name="ce39">
            <text:p>40,8%</text:p>
          </table:table-cell>
          <table:table-cell office:value-type="float" office:value="5341" table:style-name="ce38">
            <text:p>5.341</text:p>
          </table:table-cell>
          <table:table-cell office:value-type="percentage" office:value="1.2580942263344726E-2" table:style-name="ce39">
            <text:p>1,3%</text:p>
          </table:table-cell>
          <table:table-cell office:value-type="float" office:value="3357472" table:style-name="ce38">
            <text:p>3.357.47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4802331936194577" table:style-name="ce39">
            <text:p>7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83" table:style-name="ce38">
            <text:p>78.083</text:p>
          </table:table-cell>
          <table:table-cell office:value-type="percentage" office:value="1" table:style-name="ce39">
            <text:p>100,0%</text:p>
          </table:table-cell>
          <table:table-cell office:value-type="float" office:value="95698" table:style-name="ce38">
            <text:p>95.698</text:p>
          </table:table-cell>
          <table:table-cell office:value-type="percentage" office:value="1" table:style-name="ce39">
            <text:p>100,0%</text:p>
          </table:table-cell>
          <table:table-cell office:value-type="float" office:value="131291" table:style-name="ce38">
            <text:p>131.291</text:p>
          </table:table-cell>
          <table:table-cell office:value-type="percentage" office:value="1" table:style-name="ce39">
            <text:p>100,0%</text:p>
          </table:table-cell>
          <table:table-cell office:value-type="float" office:value="158705" table:style-name="ce38">
            <text:p>158.705</text:p>
          </table:table-cell>
          <table:table-cell office:value-type="percentage" office:value="0.93788412443267777" table:style-name="ce39">
            <text:p>93,8%</text:p>
          </table:table-cell>
          <table:table-cell office:value-type="float" office:value="142425" table:style-name="ce38">
            <text:p>142.425</text:p>
          </table:table-cell>
          <table:table-cell office:value-type="percentage" office:value="0.89298030019938057" table:style-name="ce39">
            <text:p>89,3%</text:p>
          </table:table-cell>
          <table:table-cell office:value-type="float" office:value="103554" table:style-name="ce38">
            <text:p>103.554</text:p>
          </table:table-cell>
          <table:table-cell office:value-type="percentage" office:value="0.77580743038230737" table:style-name="ce39">
            <text:p>77,6%</text:p>
          </table:table-cell>
          <table:table-cell office:value-type="float" office:value="57335" table:style-name="ce38">
            <text:p>57.335</text:p>
          </table:table-cell>
          <table:table-cell office:value-type="percentage" office:value="0.50595658312742675" table:style-name="ce39">
            <text:p>50,6%</text:p>
          </table:table-cell>
          <table:table-cell office:value-type="float" office:value="2705" table:style-name="ce38">
            <text:p>2.705</text:p>
          </table:table-cell>
          <table:table-cell office:value-type="percentage" office:value="3.1917404129793513E-2" table:style-name="ce39">
            <text:p>3,2%</text:p>
          </table:table-cell>
          <table:table-cell office:value-type="float" office:value="769796" table:style-name="ce38">
            <text:p>769.79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0739052501633568" table:style-name="ce39">
            <text:p>8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410" table:style-name="ce38">
            <text:p>241.410</text:p>
          </table:table-cell>
          <table:table-cell office:value-type="percentage" office:value="1" table:style-name="ce39">
            <text:p>100,0%</text:p>
          </table:table-cell>
          <table:table-cell office:value-type="float" office:value="289897" table:style-name="ce38">
            <text:p>289.897</text:p>
          </table:table-cell>
          <table:table-cell office:value-type="percentage" office:value="1" table:style-name="ce39">
            <text:p>100,0%</text:p>
          </table:table-cell>
          <table:table-cell office:value-type="float" office:value="339481" table:style-name="ce38">
            <text:p>339.481</text:p>
          </table:table-cell>
          <table:table-cell office:value-type="percentage" office:value="0.97853727152974546" table:style-name="ce39">
            <text:p>97,9%</text:p>
          </table:table-cell>
          <table:table-cell office:value-type="float" office:value="382464" table:style-name="ce38">
            <text:p>382.464</text:p>
          </table:table-cell>
          <table:table-cell office:value-type="percentage" office:value="0.94228717703608622" table:style-name="ce39">
            <text:p>94,2%</text:p>
          </table:table-cell>
          <table:table-cell office:value-type="float" office:value="392107" table:style-name="ce38">
            <text:p>392.107</text:p>
          </table:table-cell>
          <table:table-cell office:value-type="percentage" office:value="0.88467604197454541" table:style-name="ce39">
            <text:p>88,5%</text:p>
          </table:table-cell>
          <table:table-cell office:value-type="float" office:value="237207" table:style-name="ce38">
            <text:p>237.207</text:p>
          </table:table-cell>
          <table:table-cell office:value-type="percentage" office:value="0.7334605204571315" table:style-name="ce39">
            <text:p>73,3%</text:p>
          </table:table-cell>
          <table:table-cell office:value-type="float" office:value="64307" table:style-name="ce38">
            <text:p>64.307</text:p>
          </table:table-cell>
          <table:table-cell office:value-type="percentage" office:value="0.27840818075945639" table:style-name="ce39">
            <text:p>27,8%</text:p>
          </table:table-cell>
          <table:table-cell office:value-type="float" office:value="12152" table:style-name="ce38">
            <text:p>12.152</text:p>
          </table:table-cell>
          <table:table-cell office:value-type="percentage" office:value="6.7508485781108518E-2" table:style-name="ce39">
            <text:p>6,8%</text:p>
          </table:table-cell>
          <table:table-cell office:value-type="float" office:value="1959025" table:style-name="ce38">
            <text:p>1.959.02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9813705211291763" table:style-name="ce39">
            <text:p>7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66" table:style-name="ce38">
            <text:p>23.366</text:p>
          </table:table-cell>
          <table:table-cell office:value-type="percentage" office:value="1" table:style-name="ce39">
            <text:p>100,0%</text:p>
          </table:table-cell>
          <table:table-cell office:value-type="float" office:value="28586" table:style-name="ce38">
            <text:p>28.586</text:p>
          </table:table-cell>
          <table:table-cell office:value-type="percentage" office:value="1" table:style-name="ce39">
            <text:p>100,0%</text:p>
          </table:table-cell>
          <table:table-cell office:value-type="float" office:value="37330" table:style-name="ce38">
            <text:p>37.330</text:p>
          </table:table-cell>
          <table:table-cell office:value-type="percentage" office:value="0.98971313431252983" table:style-name="ce39">
            <text:p>99,0%</text:p>
          </table:table-cell>
          <table:table-cell office:value-type="float" office:value="44235" table:style-name="ce38">
            <text:p>44.235</text:p>
          </table:table-cell>
          <table:table-cell office:value-type="percentage" office:value="0.9280589123867069" table:style-name="ce39">
            <text:p>92,8%</text:p>
          </table:table-cell>
          <table:table-cell office:value-type="float" office:value="45079" table:style-name="ce38">
            <text:p>45.079</text:p>
          </table:table-cell>
          <table:table-cell office:value-type="percentage" office:value="0.8513985683797004" table:style-name="ce39">
            <text:p>85,1%</text:p>
          </table:table-cell>
          <table:table-cell office:value-type="float" office:value="26167" table:style-name="ce38">
            <text:p>26.167</text:p>
          </table:table-cell>
          <table:table-cell office:value-type="percentage" office:value="0.66550522648083621" table:style-name="ce39">
            <text:p>66,6%</text:p>
          </table:table-cell>
          <table:table-cell office:value-type="float" office:value="12346" table:style-name="ce38">
            <text:p>12.346</text:p>
          </table:table-cell>
          <table:table-cell office:value-type="percentage" office:value="0.40534506533587233" table:style-name="ce39">
            <text:p>40,5%</text:p>
          </table:table-cell>
          <table:table-cell office:value-type="float" office:value="1329" table:style-name="ce38">
            <text:p>1.329</text:p>
          </table:table-cell>
          <table:table-cell office:value-type="percentage" office:value="5.2052326492245025E-2" table:style-name="ce39">
            <text:p>5,2%</text:p>
          </table:table-cell>
          <table:table-cell office:value-type="float" office:value="218438" table:style-name="ce38">
            <text:p>218.43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6922914392365394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588" table:style-name="ce38">
            <text:p>372.588</text:p>
          </table:table-cell>
          <table:table-cell office:value-type="percentage" office:value="1" table:style-name="ce39">
            <text:p>100,0%</text:p>
          </table:table-cell>
          <table:table-cell office:value-type="float" office:value="508190" table:style-name="ce38">
            <text:p>508.190</text:p>
          </table:table-cell>
          <table:table-cell office:value-type="percentage" office:value="0.96599192899952668" table:style-name="ce39">
            <text:p>96,6%</text:p>
          </table:table-cell>
          <table:table-cell office:value-type="float" office:value="677626" table:style-name="ce38">
            <text:p>677.626</text:p>
          </table:table-cell>
          <table:table-cell office:value-type="percentage" office:value="0.9634634442496548" table:style-name="ce39">
            <text:p>96,3%</text:p>
          </table:table-cell>
          <table:table-cell office:value-type="float" office:value="914568" table:style-name="ce38">
            <text:p>914.568</text:p>
          </table:table-cell>
          <table:table-cell office:value-type="percentage" office:value="0.94015623217099809" table:style-name="ce39">
            <text:p>94,0%</text:p>
          </table:table-cell>
          <table:table-cell office:value-type="float" office:value="968308" table:style-name="ce38">
            <text:p>968.308</text:p>
          </table:table-cell>
          <table:table-cell office:value-type="percentage" office:value="0.83047348518959729" table:style-name="ce39">
            <text:p>83,0%</text:p>
          </table:table-cell>
          <table:table-cell office:value-type="float" office:value="633163" table:style-name="ce38">
            <text:p>633.163</text:p>
          </table:table-cell>
          <table:table-cell office:value-type="percentage" office:value="0.66674002780000841" table:style-name="ce39">
            <text:p>66,7%</text:p>
          </table:table-cell>
          <table:table-cell office:value-type="float" office:value="451386" table:style-name="ce38">
            <text:p>451.386</text:p>
          </table:table-cell>
          <table:table-cell office:value-type="percentage" office:value="0.60794774234822724" table:style-name="ce39">
            <text:p>60,8%</text:p>
          </table:table-cell>
          <table:table-cell office:value-type="float" office:value="106589" table:style-name="ce38">
            <text:p>106.589</text:p>
          </table:table-cell>
          <table:table-cell office:value-type="percentage" office:value="0.19255810760520431" table:style-name="ce39">
            <text:p>19,3%</text:p>
          </table:table-cell>
          <table:table-cell office:value-type="float" office:value="4632418" table:style-name="ce38">
            <text:p>4.632.41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7491917362126772" table:style-name="ce39">
            <text:p>7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95" table:style-name="ce38">
            <text:p>73.595</text:p>
          </table:table-cell>
          <table:table-cell office:value-type="percentage" office:value="1" table:style-name="ce39">
            <text:p>100,0%</text:p>
          </table:table-cell>
          <table:table-cell office:value-type="float" office:value="102264" table:style-name="ce38">
            <text:p>102.264</text:p>
          </table:table-cell>
          <table:table-cell office:value-type="percentage" office:value="0.9938289001836752" table:style-name="ce39">
            <text:p>99,4%</text:p>
          </table:table-cell>
          <table:table-cell office:value-type="float" office:value="143801" table:style-name="ce38">
            <text:p>143.801</text:p>
          </table:table-cell>
          <table:table-cell office:value-type="percentage" office:value="0.97884404631438504" table:style-name="ce39">
            <text:p>97,9%</text:p>
          </table:table-cell>
          <table:table-cell office:value-type="float" office:value="200845" table:style-name="ce38">
            <text:p>200.845</text:p>
          </table:table-cell>
          <table:table-cell office:value-type="percentage" office:value="0.94180234084855763" table:style-name="ce39">
            <text:p>94,2%</text:p>
          </table:table-cell>
          <table:table-cell office:value-type="float" office:value="217797" table:style-name="ce38">
            <text:p>217.797</text:p>
          </table:table-cell>
          <table:table-cell office:value-type="percentage" office:value="0.85693882127976018" table:style-name="ce39">
            <text:p>85,7%</text:p>
          </table:table-cell>
          <table:table-cell office:value-type="float" office:value="142980" table:style-name="ce38">
            <text:p>142.980</text:p>
          </table:table-cell>
          <table:table-cell office:value-type="percentage" office:value="0.68410501284670555" table:style-name="ce39">
            <text:p>68,4%</text:p>
          </table:table-cell>
          <table:table-cell office:value-type="float" office:value="105481" table:style-name="ce38">
            <text:p>105.481</text:p>
          </table:table-cell>
          <table:table-cell office:value-type="percentage" office:value="0.61237866332265101" table:style-name="ce39">
            <text:p>61,2%</text:p>
          </table:table-cell>
          <table:table-cell office:value-type="float" office:value="22648" table:style-name="ce38">
            <text:p>22.648</text:p>
          </table:table-cell>
          <table:table-cell office:value-type="percentage" office:value="0.15961210481063329" table:style-name="ce39">
            <text:p>16,0%</text:p>
          </table:table-cell>
          <table:table-cell office:value-type="float" office:value="1009411" table:style-name="ce38">
            <text:p>1.009.41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7046217303991871" table:style-name="ce39">
            <text:p>7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6" table:style-name="ce38">
            <text:p>42.416</text:p>
          </table:table-cell>
          <table:table-cell office:value-type="percentage" office:value="1" table:style-name="ce39">
            <text:p>100,0%</text:p>
          </table:table-cell>
          <table:table-cell office:value-type="float" office:value="55728" table:style-name="ce38">
            <text:p>55.728</text:p>
          </table:table-cell>
          <table:table-cell office:value-type="percentage" office:value="0.99885288213363921" table:style-name="ce39">
            <text:p>99,9%</text:p>
          </table:table-cell>
          <table:table-cell office:value-type="float" office:value="70390" table:style-name="ce38">
            <text:p>70.390</text:p>
          </table:table-cell>
          <table:table-cell office:value-type="percentage" office:value="0.95322571908347331" table:style-name="ce39">
            <text:p>95,3%</text:p>
          </table:table-cell>
          <table:table-cell office:value-type="float" office:value="89026" table:style-name="ce38">
            <text:p>89.026</text:p>
          </table:table-cell>
          <table:table-cell office:value-type="percentage" office:value="0.92069828531242892" table:style-name="ce39">
            <text:p>92,1%</text:p>
          </table:table-cell>
          <table:table-cell office:value-type="float" office:value="90826" table:style-name="ce38">
            <text:p>90.826</text:p>
          </table:table-cell>
          <table:table-cell office:value-type="percentage" office:value="0.84096590803874005" table:style-name="ce39">
            <text:p>84,1%</text:p>
          </table:table-cell>
          <table:table-cell office:value-type="float" office:value="55554" table:style-name="ce38">
            <text:p>55.554</text:p>
          </table:table-cell>
          <table:table-cell office:value-type="percentage" office:value="0.68297660466431442" table:style-name="ce39">
            <text:p>68,3%</text:p>
          </table:table-cell>
          <table:table-cell office:value-type="float" office:value="40063" table:style-name="ce38">
            <text:p>40.063</text:p>
          </table:table-cell>
          <table:table-cell office:value-type="percentage" office:value="0.58806346969630252" table:style-name="ce39">
            <text:p>58,8%</text:p>
          </table:table-cell>
          <table:table-cell office:value-type="float" office:value="8471" table:style-name="ce38">
            <text:p>8.471</text:p>
          </table:table-cell>
          <table:table-cell office:value-type="percentage" office:value="0.15022699865219549" table:style-name="ce39">
            <text:p>15,0%</text:p>
          </table:table-cell>
          <table:table-cell office:value-type="float" office:value="452474" table:style-name="ce38">
            <text:p>452.47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7831063345225115" table:style-name="ce39">
            <text:p>77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24" table:style-name="ce38">
            <text:p>163.724</text:p>
          </table:table-cell>
          <table:table-cell office:value-type="percentage" office:value="1" table:style-name="ce39">
            <text:p>100,0%</text:p>
          </table:table-cell>
          <table:table-cell office:value-type="float" office:value="212977" table:style-name="ce38">
            <text:p>212.977</text:p>
          </table:table-cell>
          <table:table-cell office:value-type="percentage" office:value="0.99951192269606393" table:style-name="ce39">
            <text:p>100,0%</text:p>
          </table:table-cell>
          <table:table-cell office:value-type="float" office:value="273838" table:style-name="ce38">
            <text:p>273.838</text:p>
          </table:table-cell>
          <table:table-cell office:value-type="percentage" office:value="0.97757738675348693" table:style-name="ce39">
            <text:p>97,8%</text:p>
          </table:table-cell>
          <table:table-cell office:value-type="float" office:value="311136" table:style-name="ce38">
            <text:p>311.136</text:p>
          </table:table-cell>
          <table:table-cell office:value-type="percentage" office:value="0.91516779076231625" table:style-name="ce39">
            <text:p>91,5%</text:p>
          </table:table-cell>
          <table:table-cell office:value-type="float" office:value="300871" table:style-name="ce38">
            <text:p>300.871</text:p>
          </table:table-cell>
          <table:table-cell office:value-type="percentage" office:value="0.83083010937970303" table:style-name="ce39">
            <text:p>83,1%</text:p>
          </table:table-cell>
          <table:table-cell office:value-type="float" office:value="162432" table:style-name="ce38">
            <text:p>162.432</text:p>
          </table:table-cell>
          <table:table-cell office:value-type="percentage" office:value="0.62343643851494768" table:style-name="ce39">
            <text:p>62,3%</text:p>
          </table:table-cell>
          <table:table-cell office:value-type="float" office:value="77028" table:style-name="ce38">
            <text:p>77.028</text:p>
          </table:table-cell>
          <table:table-cell office:value-type="percentage" office:value="0.38220846110333739" table:style-name="ce39">
            <text:p>38,2%</text:p>
          </table:table-cell>
          <table:table-cell office:value-type="float" office:value="26982" table:style-name="ce38">
            <text:p>26.982</text:p>
          </table:table-cell>
          <table:table-cell office:value-type="percentage" office:value="0.16002989217465571" table:style-name="ce39">
            <text:p>16,0%</text:p>
          </table:table-cell>
          <table:table-cell office:value-type="float" office:value="1528988" table:style-name="ce38">
            <text:p>1.528.98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7068141574631932" table:style-name="ce39">
            <text:p>77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6" table:style-name="ce38">
            <text:p>2.376</text:p>
          </table:table-cell>
          <table:table-cell office:value-type="percentage" office:value="0.91209213051823412" table:style-name="ce39">
            <text:p>91,2%</text:p>
          </table:table-cell>
          <table:table-cell office:value-type="float" office:value="3837" table:style-name="ce38">
            <text:p>3.837</text:p>
          </table:table-cell>
          <table:table-cell office:value-type="percentage" office:value="0.88860583603520149" table:style-name="ce39">
            <text:p>88,9%</text:p>
          </table:table-cell>
          <table:table-cell office:value-type="float" office:value="7408" table:style-name="ce38">
            <text:p>7.408</text:p>
          </table:table-cell>
          <table:table-cell office:value-type="percentage" office:value="0.94285350642738963" table:style-name="ce39">
            <text:p>94,3%</text:p>
          </table:table-cell>
          <table:table-cell office:value-type="float" office:value="10017" table:style-name="ce38">
            <text:p>10.017</text:p>
          </table:table-cell>
          <table:table-cell office:value-type="percentage" office:value="0.86682242990654201" table:style-name="ce39">
            <text:p>86,7%</text:p>
          </table:table-cell>
          <table:table-cell office:value-type="float" office:value="10178" table:style-name="ce38">
            <text:p>10.178</text:p>
          </table:table-cell>
          <table:table-cell office:value-type="percentage" office:value="0.80509413067552604" table:style-name="ce39">
            <text:p>80,5%</text:p>
          </table:table-cell>
          <table:table-cell office:value-type="float" office:value="7930" table:style-name="ce38">
            <text:p>7.930</text:p>
          </table:table-cell>
          <table:table-cell office:value-type="percentage" office:value="0.66672271733647215" table:style-name="ce39">
            <text:p>66,7%</text:p>
          </table:table-cell>
          <table:table-cell office:value-type="float" office:value="7287" table:style-name="ce38">
            <text:p>7.287</text:p>
          </table:table-cell>
          <table:table-cell office:value-type="percentage" office:value="0.66444788912191122" table:style-name="ce39">
            <text:p>66,4%</text:p>
          </table:table-cell>
          <table:table-cell office:value-type="float" office:value="3316" table:style-name="ce38">
            <text:p>3.316</text:p>
          </table:table-cell>
          <table:table-cell office:value-type="percentage" office:value="0.3633574402805172" table:style-name="ce39">
            <text:p>36,3%</text:p>
          </table:table-cell>
          <table:table-cell office:value-type="float" office:value="52349" table:style-name="ce38">
            <text:p>52.34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3767350102163043" table:style-name="ce39">
            <text:p>73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7" table:style-name="ce38">
            <text:p>1.987</text:p>
          </table:table-cell>
          <table:table-cell office:value-type="percentage" office:value="0.8458918688803746" table:style-name="ce39">
            <text:p>84,6%</text:p>
          </table:table-cell>
          <table:table-cell office:value-type="float" office:value="3266" table:style-name="ce38">
            <text:p>3.266</text:p>
          </table:table-cell>
          <table:table-cell office:value-type="percentage" office:value="0.87139807897545363" table:style-name="ce39">
            <text:p>87,1%</text:p>
          </table:table-cell>
          <table:table-cell office:value-type="float" office:value="6942" table:style-name="ce38">
            <text:p>6.942</text:p>
          </table:table-cell>
          <table:table-cell office:value-type="percentage" office:value="0.88692985818321191" table:style-name="ce39">
            <text:p>88,7%</text:p>
          </table:table-cell>
          <table:table-cell office:value-type="float" office:value="9293" table:style-name="ce38">
            <text:p>9.293</text:p>
          </table:table-cell>
          <table:table-cell office:value-type="percentage" office:value="0.82246216479334455" table:style-name="ce39">
            <text:p>82,2%</text:p>
          </table:table-cell>
          <table:table-cell office:value-type="float" office:value="9471" table:style-name="ce38">
            <text:p>9.471</text:p>
          </table:table-cell>
          <table:table-cell office:value-type="percentage" office:value="0.78911848025329112" table:style-name="ce39">
            <text:p>78,9%</text:p>
          </table:table-cell>
          <table:table-cell office:value-type="float" office:value="7719" table:style-name="ce38">
            <text:p>7.719</text:p>
          </table:table-cell>
          <table:table-cell office:value-type="percentage" office:value="0.63619879667023815" table:style-name="ce39">
            <text:p>63,6%</text:p>
          </table:table-cell>
          <table:table-cell office:value-type="float" office:value="7182" table:style-name="ce38">
            <text:p>7.182</text:p>
          </table:table-cell>
          <table:table-cell office:value-type="percentage" office:value="0.59874947894956232" table:style-name="ce39">
            <text:p>59,9%</text:p>
          </table:table-cell>
          <table:table-cell office:value-type="float" office:value="3246" table:style-name="ce38">
            <text:p>3.246</text:p>
          </table:table-cell>
          <table:table-cell office:value-type="percentage" office:value="0.3390432421140589" table:style-name="ce39">
            <text:p>33,9%</text:p>
          </table:table-cell>
          <table:table-cell office:value-type="float" office:value="49106" table:style-name="ce38">
            <text:p>49.10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9234565116246283" table:style-name="ce39">
            <text:p>6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86" table:style-name="ce38">
            <text:p>3.486</text:p>
          </table:table-cell>
          <table:table-cell office:value-type="string" table:style-name="ce39">
            <text:p>-</text:p>
          </table:table-cell>
          <table:table-cell office:value-type="float" office:value="9413" table:style-name="ce38">
            <text:p>9.413</text:p>
          </table:table-cell>
          <table:table-cell office:value-type="string" table:style-name="ce39">
            <text:p>-</text:p>
          </table:table-cell>
          <table:table-cell office:value-type="float" office:value="21670" table:style-name="ce38">
            <text:p>21.670</text:p>
          </table:table-cell>
          <table:table-cell office:value-type="string" table:style-name="ce39">
            <text:p>-</text:p>
          </table:table-cell>
          <table:table-cell office:value-type="float" office:value="30988" table:style-name="ce38">
            <text:p>30.988</text:p>
          </table:table-cell>
          <table:table-cell office:value-type="string" table:style-name="ce39">
            <text:p>-</text:p>
          </table:table-cell>
          <table:table-cell office:value-type="float" office:value="23760" table:style-name="ce38">
            <text:p>23.760</text:p>
          </table:table-cell>
          <table:table-cell office:value-type="string" table:style-name="ce39">
            <text:p>-</text:p>
          </table:table-cell>
          <table:table-cell office:value-type="float" office:value="938" table:style-name="ce38">
            <text:p>938</text:p>
          </table:table-cell>
          <table:table-cell office:value-type="string" table:style-name="ce39">
            <text:p>-</text:p>
          </table:table-cell>
          <table:table-cell office:value-type="float" office:value="90304" table:style-name="ce38">
            <text:p>90.30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41" table:style-name="ce41">
            <text:p>141</text:p>
          </table:table-cell>
          <table:table-cell office:value-type="string" table:style-name="ce42">
            <text:p>-</text:p>
          </table:table-cell>
          <table:table-cell office:value-type="float" office:value="424" table:style-name="ce41">
            <text:p>424</text:p>
          </table:table-cell>
          <table:table-cell office:value-type="string" table:style-name="ce42">
            <text:p>-</text:p>
          </table:table-cell>
          <table:table-cell office:value-type="float" office:value="808" table:style-name="ce41">
            <text:p>808</text:p>
          </table:table-cell>
          <table:table-cell office:value-type="string" table:style-name="ce42">
            <text:p>-</text:p>
          </table:table-cell>
          <table:table-cell office:value-type="float" office:value="899" table:style-name="ce41">
            <text:p>899</text:p>
          </table:table-cell>
          <table:table-cell office:value-type="string" table:style-name="ce42">
            <text:p>-</text:p>
          </table:table-cell>
          <table:table-cell office:value-type="float" office:value="833" table:style-name="ce41">
            <text:p>833</text:p>
          </table:table-cell>
          <table:table-cell office:value-type="string" table:style-name="ce42">
            <text:p>-</text:p>
          </table:table-cell>
          <table:table-cell office:value-type="float" office:value="98" table:style-name="ce41">
            <text:p>98</text:p>
          </table:table-cell>
          <table:table-cell office:value-type="string" table:style-name="ce42">
            <text:p>-</text:p>
          </table:table-cell>
          <table:table-cell office:value-type="float" office:value="3240" table:style-name="ce41">
            <text:p>3.24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6572" table:style-name="ce45">
            <text:p>2.926.572</text:p>
          </table:table-cell>
          <table:table-cell office:value-type="percentage" office:value="1" table:style-name="ce46">
            <text:p>100,0%</text:p>
          </table:table-cell>
          <table:table-cell office:value-type="float" office:value="3920265" table:style-name="ce45">
            <text:p>3.920.265</text:p>
          </table:table-cell>
          <table:table-cell office:value-type="percentage" office:value="0.98995465960614082" table:style-name="ce46">
            <text:p>99,0%</text:p>
          </table:table-cell>
          <table:table-cell office:value-type="float" office:value="5164518" table:style-name="ce45">
            <text:p>5.164.518</text:p>
          </table:table-cell>
          <table:table-cell office:value-type="percentage" office:value="0.96768438215876906" table:style-name="ce46">
            <text:p>96,8%</text:p>
          </table:table-cell>
          <table:table-cell office:value-type="float" office:value="6470742" table:style-name="ce45">
            <text:p>6.470.742</text:p>
          </table:table-cell>
          <table:table-cell office:value-type="percentage" office:value="0.92001428631144444" table:style-name="ce46">
            <text:p>92,0%</text:p>
          </table:table-cell>
          <table:table-cell office:value-type="float" office:value="6575700" table:style-name="ce45">
            <text:p>6.575.700</text:p>
          </table:table-cell>
          <table:table-cell office:value-type="percentage" office:value="0.83323861400855093" table:style-name="ce46">
            <text:p>83,3%</text:p>
          </table:table-cell>
          <table:table-cell office:value-type="float" office:value="4213295" table:style-name="ce45">
            <text:p>4.213.295</text:p>
          </table:table-cell>
          <table:table-cell office:value-type="percentage" office:value="0.67624758783661343" table:style-name="ce46">
            <text:p>67,6%</text:p>
          </table:table-cell>
          <table:table-cell office:value-type="float" office:value="2683308" table:style-name="ce45">
            <text:p>2.683.308</text:p>
          </table:table-cell>
          <table:table-cell office:value-type="percentage" office:value="0.54267004271291741" table:style-name="ce46">
            <text:p>54,3%</text:p>
          </table:table-cell>
          <table:table-cell office:value-type="float" office:value="696350" table:style-name="ce45">
            <text:p>696.350</text:p>
          </table:table-cell>
          <table:table-cell office:value-type="percentage" office:value="0.17907077094936438" table:style-name="ce46">
            <text:p>17,9%</text:p>
          </table:table-cell>
          <table:table-cell office:value-type="float" office:value="32650750" table:style-name="ce45">
            <text:p>32.650.75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751871820366214" table:style-name="ce46">
            <text:p>77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697" table:style-name="ce35">
            <text:p>425.697</text:p>
          </table:table-cell>
          <table:table-cell office:value-type="percentage" office:value="1" table:style-name="ce36">
            <text:p>100,0%</text:p>
          </table:table-cell>
          <table:table-cell office:value-type="float" office:value="644287" table:style-name="ce35">
            <text:p>644.287</text:p>
          </table:table-cell>
          <table:table-cell office:value-type="percentage" office:value="0.99063010758309356" table:style-name="ce36">
            <text:p>99,1%</text:p>
          </table:table-cell>
          <table:table-cell office:value-type="float" office:value="831212" table:style-name="ce35">
            <text:p>831.212</text:p>
          </table:table-cell>
          <table:table-cell office:value-type="percentage" office:value="0.90729107883341864" table:style-name="ce36">
            <text:p>90,7%</text:p>
          </table:table-cell>
          <table:table-cell office:value-type="float" office:value="1112686" table:style-name="ce35">
            <text:p>1.112.686</text:p>
          </table:table-cell>
          <table:table-cell office:value-type="percentage" office:value="0.87957907418137726" table:style-name="ce36">
            <text:p>88,0%</text:p>
          </table:table-cell>
          <table:table-cell office:value-type="float" office:value="1096301" table:style-name="ce35">
            <text:p>1.096.301</text:p>
          </table:table-cell>
          <table:table-cell office:value-type="percentage" office:value="0.79148792084983621" table:style-name="ce36">
            <text:p>79,1%</text:p>
          </table:table-cell>
          <table:table-cell office:value-type="float" office:value="517648" table:style-name="ce35">
            <text:p>517.648</text:p>
          </table:table-cell>
          <table:table-cell office:value-type="percentage" office:value="0.45399077544011357" table:style-name="ce36">
            <text:p>45,4%</text:p>
          </table:table-cell>
          <table:table-cell office:value-type="float" office:value="123262" table:style-name="ce35">
            <text:p>123.262</text:p>
          </table:table-cell>
          <table:table-cell office:value-type="percentage" office:value="0.13272931670169877" table:style-name="ce36">
            <text:p>13,3%</text:p>
          </table:table-cell>
          <table:table-cell office:value-type="float" office:value="6765" table:style-name="ce35">
            <text:p>6.765</text:p>
          </table:table-cell>
          <table:table-cell office:value-type="percentage" office:value="8.9851734676394297E-3" table:style-name="ce36">
            <text:p>0,9%</text:p>
          </table:table-cell>
          <table:table-cell office:value-type="float" office:value="4757858" table:style-name="ce35">
            <text:p>4.757.85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3846939905192923" table:style-name="ce36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58" table:style-name="ce38">
            <text:p>99.258</text:p>
          </table:table-cell>
          <table:table-cell office:value-type="percentage" office:value="1" table:style-name="ce39">
            <text:p>100,0%</text:p>
          </table:table-cell>
          <table:table-cell office:value-type="float" office:value="117620" table:style-name="ce38">
            <text:p>117.620</text:p>
          </table:table-cell>
          <table:table-cell office:value-type="percentage" office:value="0.98877726871506033" table:style-name="ce39">
            <text:p>98,9%</text:p>
          </table:table-cell>
          <table:table-cell office:value-type="float" office:value="139967" table:style-name="ce38">
            <text:p>139.967</text:p>
          </table:table-cell>
          <table:table-cell office:value-type="percentage" office:value="0.89511853524081164" table:style-name="ce39">
            <text:p>89,5%</text:p>
          </table:table-cell>
          <table:table-cell office:value-type="float" office:value="174873" table:style-name="ce38">
            <text:p>174.873</text:p>
          </table:table-cell>
          <table:table-cell office:value-type="percentage" office:value="0.88201204442516623" table:style-name="ce39">
            <text:p>88,2%</text:p>
          </table:table-cell>
          <table:table-cell office:value-type="float" office:value="168634" table:style-name="ce38">
            <text:p>168.634</text:p>
          </table:table-cell>
          <table:table-cell office:value-type="percentage" office:value="0.78455218360216428" table:style-name="ce39">
            <text:p>78,5%</text:p>
          </table:table-cell>
          <table:table-cell office:value-type="float" office:value="72063" table:style-name="ce38">
            <text:p>72.063</text:p>
          </table:table-cell>
          <table:table-cell office:value-type="percentage" office:value="0.4386435849676783" table:style-name="ce39">
            <text:p>43,9%</text:p>
          </table:table-cell>
          <table:table-cell office:value-type="float" office:value="31658" table:style-name="ce38">
            <text:p>31.658</text:p>
          </table:table-cell>
          <table:table-cell office:value-type="percentage" office:value="0.24277421185420356" table:style-name="ce39">
            <text:p>24,3%</text:p>
          </table:table-cell>
          <table:table-cell office:value-type="float" office:value="8731" table:style-name="ce38">
            <text:p>8.731</text:p>
          </table:table-cell>
          <table:table-cell office:value-type="percentage" office:value="8.4677380248086978E-2" table:style-name="ce39">
            <text:p>8,5%</text:p>
          </table:table-cell>
          <table:table-cell office:value-type="float" office:value="812804" table:style-name="ce38">
            <text:p>812.80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8583299441244616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69" table:style-name="ce38">
            <text:p>87.569</text:p>
          </table:table-cell>
          <table:table-cell office:value-type="percentage" office:value="0.99707375947896981" table:style-name="ce39">
            <text:p>99,7%</text:p>
          </table:table-cell>
          <table:table-cell office:value-type="float" office:value="113062" table:style-name="ce38">
            <text:p>113.062</text:p>
          </table:table-cell>
          <table:table-cell office:value-type="percentage" office:value="1" table:style-name="ce39">
            <text:p>100,0%</text:p>
          </table:table-cell>
          <table:table-cell office:value-type="float" office:value="141669" table:style-name="ce38">
            <text:p>141.669</text:p>
          </table:table-cell>
          <table:table-cell office:value-type="percentage" office:value="0.94665624248255953" table:style-name="ce39">
            <text:p>94,7%</text:p>
          </table:table-cell>
          <table:table-cell office:value-type="float" office:value="146175" table:style-name="ce38">
            <text:p>146.175</text:p>
          </table:table-cell>
          <table:table-cell office:value-type="percentage" office:value="0.8987365120354146" table:style-name="ce39">
            <text:p>89,9%</text:p>
          </table:table-cell>
          <table:table-cell office:value-type="float" office:value="136809" table:style-name="ce38">
            <text:p>136.809</text:p>
          </table:table-cell>
          <table:table-cell office:value-type="percentage" office:value="0.81924990867880687" table:style-name="ce39">
            <text:p>81,9%</text:p>
          </table:table-cell>
          <table:table-cell office:value-type="float" office:value="53975" table:style-name="ce38">
            <text:p>53.975</text:p>
          </table:table-cell>
          <table:table-cell office:value-type="percentage" office:value="0.47159919965749536" table:style-name="ce39">
            <text:p>47,2%</text:p>
          </table:table-cell>
          <table:table-cell office:value-type="float" office:value="10898" table:style-name="ce38">
            <text:p>10.898</text:p>
          </table:table-cell>
          <table:table-cell office:value-type="percentage" office:value="0.13775581145479138" table:style-name="ce39">
            <text:p>13,8%</text:p>
          </table:table-cell>
          <table:table-cell office:value-type="float" office:value="728" table:style-name="ce38">
            <text:p>728</text:p>
          </table:table-cell>
          <table:table-cell office:value-type="percentage" office:value="1.1375E-2" table:style-name="ce39">
            <text:p>1,1%</text:p>
          </table:table-cell>
          <table:table-cell office:value-type="float" office:value="690885" table:style-name="ce38">
            <text:p>690.88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3976338621755233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05" table:style-name="ce38">
            <text:p>50.305</text:p>
          </table:table-cell>
          <table:table-cell office:value-type="percentage" office:value="1" table:style-name="ce39">
            <text:p>100,0%</text:p>
          </table:table-cell>
          <table:table-cell office:value-type="float" office:value="77683" table:style-name="ce38">
            <text:p>77.683</text:p>
          </table:table-cell>
          <table:table-cell office:value-type="percentage" office:value="0.96481444681802375" table:style-name="ce39">
            <text:p>96,5%</text:p>
          </table:table-cell>
          <table:table-cell office:value-type="float" office:value="101533" table:style-name="ce38">
            <text:p>101.533</text:p>
          </table:table-cell>
          <table:table-cell office:value-type="percentage" office:value="0.86609343944861006" table:style-name="ce39">
            <text:p>86,6%</text:p>
          </table:table-cell>
          <table:table-cell office:value-type="float" office:value="139520" table:style-name="ce38">
            <text:p>139.520</text:p>
          </table:table-cell>
          <table:table-cell office:value-type="percentage" office:value="0.84151100442106919" table:style-name="ce39">
            <text:p>84,2%</text:p>
          </table:table-cell>
          <table:table-cell office:value-type="float" office:value="146937" table:style-name="ce38">
            <text:p>146.937</text:p>
          </table:table-cell>
          <table:table-cell office:value-type="percentage" office:value="0.71269134509050691" table:style-name="ce39">
            <text:p>71,3%</text:p>
          </table:table-cell>
          <table:table-cell office:value-type="float" office:value="78619" table:style-name="ce38">
            <text:p>78.619</text:p>
          </table:table-cell>
          <table:table-cell office:value-type="percentage" office:value="0.43152914313315438" table:style-name="ce39">
            <text:p>43,2%</text:p>
          </table:table-cell>
          <table:table-cell office:value-type="float" office:value="47835" table:style-name="ce38">
            <text:p>47.835</text:p>
          </table:table-cell>
          <table:table-cell office:value-type="percentage" office:value="0.34677618129358717" table:style-name="ce39">
            <text:p>34,7%</text:p>
          </table:table-cell>
          <table:table-cell office:value-type="float" office:value="17345" table:style-name="ce38">
            <text:p>17.345</text:p>
          </table:table-cell>
          <table:table-cell office:value-type="percentage" office:value="0.18166108085462923" table:style-name="ce39">
            <text:p>18,2%</text:p>
          </table:table-cell>
          <table:table-cell office:value-type="float" office:value="659777" table:style-name="ce38">
            <text:p>659.77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3754762689311761" table:style-name="ce39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492" table:style-name="ce38">
            <text:p>90.492</text:p>
          </table:table-cell>
          <table:table-cell office:value-type="percentage" office:value="1" table:style-name="ce39">
            <text:p>100,0%</text:p>
          </table:table-cell>
          <table:table-cell office:value-type="float" office:value="147654" table:style-name="ce38">
            <text:p>147.654</text:p>
          </table:table-cell>
          <table:table-cell office:value-type="percentage" office:value="0.95549760242281478" table:style-name="ce39">
            <text:p>95,5%</text:p>
          </table:table-cell>
          <table:table-cell office:value-type="float" office:value="199459" table:style-name="ce38">
            <text:p>199.459</text:p>
          </table:table-cell>
          <table:table-cell office:value-type="percentage" office:value="0.84842955098429551" table:style-name="ce39">
            <text:p>84,8%</text:p>
          </table:table-cell>
          <table:table-cell office:value-type="float" office:value="301630" table:style-name="ce38">
            <text:p>301.630</text:p>
          </table:table-cell>
          <table:table-cell office:value-type="percentage" office:value="0.86054115123020036" table:style-name="ce39">
            <text:p>86,1%</text:p>
          </table:table-cell>
          <table:table-cell office:value-type="float" office:value="277883" table:style-name="ce38">
            <text:p>277.883</text:p>
          </table:table-cell>
          <table:table-cell office:value-type="percentage" office:value="0.71633361173838173" table:style-name="ce39">
            <text:p>71,6%</text:p>
          </table:table-cell>
          <table:table-cell office:value-type="float" office:value="146530" table:style-name="ce38">
            <text:p>146.530</text:p>
          </table:table-cell>
          <table:table-cell office:value-type="percentage" office:value="0.47125756591430978" table:style-name="ce39">
            <text:p>47,1%</text:p>
          </table:table-cell>
          <table:table-cell office:value-type="float" office:value="50502" table:style-name="ce38">
            <text:p>50.502</text:p>
          </table:table-cell>
          <table:table-cell office:value-type="percentage" office:value="0.20060536727203393" table:style-name="ce39">
            <text:p>20,1%</text:p>
          </table:table-cell>
          <table:table-cell office:value-type="float" office:value="7671" table:style-name="ce38">
            <text:p>7.671</text:p>
          </table:table-cell>
          <table:table-cell office:value-type="percentage" office:value="4.2664783060896452E-2" table:style-name="ce39">
            <text:p>4,3%</text:p>
          </table:table-cell>
          <table:table-cell office:value-type="float" office:value="1221821" table:style-name="ce38">
            <text:p>1.221.82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2313198767425515" table:style-name="ce39">
            <text:p>6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21" table:style-name="ce38">
            <text:p>41.821</text:p>
          </table:table-cell>
          <table:table-cell office:value-type="percentage" office:value="1" table:style-name="ce39">
            <text:p>100,0%</text:p>
          </table:table-cell>
          <table:table-cell office:value-type="float" office:value="55533" table:style-name="ce38">
            <text:p>55.533</text:p>
          </table:table-cell>
          <table:table-cell office:value-type="percentage" office:value="1" table:style-name="ce39">
            <text:p>100,0%</text:p>
          </table:table-cell>
          <table:table-cell office:value-type="float" office:value="73383" table:style-name="ce38">
            <text:p>73.383</text:p>
          </table:table-cell>
          <table:table-cell office:value-type="percentage" office:value="0.94877496929342553" table:style-name="ce39">
            <text:p>94,9%</text:p>
          </table:table-cell>
          <table:table-cell office:value-type="float" office:value="79979" table:style-name="ce38">
            <text:p>79.979</text:p>
          </table:table-cell>
          <table:table-cell office:value-type="percentage" office:value="0.88901116001956337" table:style-name="ce39">
            <text:p>88,9%</text:p>
          </table:table-cell>
          <table:table-cell office:value-type="float" office:value="76375" table:style-name="ce38">
            <text:p>76.375</text:p>
          </table:table-cell>
          <table:table-cell office:value-type="percentage" office:value="0.78117808303245406" table:style-name="ce39">
            <text:p>78,1%</text:p>
          </table:table-cell>
          <table:table-cell office:value-type="float" office:value="14811" table:style-name="ce38">
            <text:p>14.811</text:p>
          </table:table-cell>
          <table:table-cell office:value-type="percentage" office:value="0.21016559533438339" table:style-name="ce39">
            <text:p>21,0%</text:p>
          </table:table-cell>
          <table:table-cell office:value-type="float" office:value="5893" table:style-name="ce38">
            <text:p>5.893</text:p>
          </table:table-cell>
          <table:table-cell office:value-type="percentage" office:value="0.11668151668151668" table:style-name="ce39">
            <text:p>11,7%</text:p>
          </table:table-cell>
          <table:table-cell office:value-type="float" office:value="380" table:style-name="ce38">
            <text:p>380</text:p>
          </table:table-cell>
          <table:table-cell office:value-type="percentage" office:value="8.6436321452130205E-3" table:style-name="ce39">
            <text:p>0,9%</text:p>
          </table:table-cell>
          <table:table-cell office:value-type="float" office:value="348175" table:style-name="ce38">
            <text:p>348.17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6429510404920944" table:style-name="ce39">
            <text:p>6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96" table:style-name="ce38">
            <text:p>225.896</text:p>
          </table:table-cell>
          <table:table-cell office:value-type="percentage" office:value="1" table:style-name="ce39">
            <text:p>100,0%</text:p>
          </table:table-cell>
          <table:table-cell office:value-type="float" office:value="247691" table:style-name="ce38">
            <text:p>247.691</text:p>
          </table:table-cell>
          <table:table-cell office:value-type="percentage" office:value="1" table:style-name="ce39">
            <text:p>100,0%</text:p>
          </table:table-cell>
          <table:table-cell office:value-type="float" office:value="303721" table:style-name="ce38">
            <text:p>303.721</text:p>
          </table:table-cell>
          <table:table-cell office:value-type="percentage" office:value="0.95337361688770306" table:style-name="ce39">
            <text:p>95,3%</text:p>
          </table:table-cell>
          <table:table-cell office:value-type="float" office:value="335978" table:style-name="ce38">
            <text:p>335.978</text:p>
          </table:table-cell>
          <table:table-cell office:value-type="percentage" office:value="0.88142716599986881" table:style-name="ce39">
            <text:p>88,1%</text:p>
          </table:table-cell>
          <table:table-cell office:value-type="float" office:value="291728" table:style-name="ce38">
            <text:p>291.728</text:p>
          </table:table-cell>
          <table:table-cell office:value-type="percentage" office:value="0.80298371891386022" table:style-name="ce39">
            <text:p>80,3%</text:p>
          </table:table-cell>
          <table:table-cell office:value-type="float" office:value="75649" table:style-name="ce38">
            <text:p>75.649</text:p>
          </table:table-cell>
          <table:table-cell office:value-type="percentage" office:value="0.28250112964601937" table:style-name="ce39">
            <text:p>28,3%</text:p>
          </table:table-cell>
          <table:table-cell office:value-type="float" office:value="28821" table:style-name="ce38">
            <text:p>28.821</text:p>
          </table:table-cell>
          <table:table-cell office:value-type="percentage" office:value="0.13658853302749685" table:style-name="ce39">
            <text:p>13,7%</text:p>
          </table:table-cell>
          <table:table-cell office:value-type="float" office:value="1535" table:style-name="ce38">
            <text:p>1.535</text:p>
          </table:table-cell>
          <table:table-cell office:value-type="percentage" office:value="9.2837875433949019E-3" table:style-name="ce39">
            <text:p>0,9%</text:p>
          </table:table-cell>
          <table:table-cell office:value-type="float" office:value="1511019" table:style-name="ce38">
            <text:p>1.511.01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9432138634616469" table:style-name="ce39">
            <text:p>6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49" table:style-name="ce38">
            <text:p>135.449</text:p>
          </table:table-cell>
          <table:table-cell office:value-type="percentage" office:value="1" table:style-name="ce39">
            <text:p>100,0%</text:p>
          </table:table-cell>
          <table:table-cell office:value-type="float" office:value="156141" table:style-name="ce38">
            <text:p>156.141</text:p>
          </table:table-cell>
          <table:table-cell office:value-type="percentage" office:value="0.98139546577331382" table:style-name="ce39">
            <text:p>98,1%</text:p>
          </table:table-cell>
          <table:table-cell office:value-type="float" office:value="193425" table:style-name="ce38">
            <text:p>193.425</text:p>
          </table:table-cell>
          <table:table-cell office:value-type="percentage" office:value="0.88546721356503266" table:style-name="ce39">
            <text:p>88,5%</text:p>
          </table:table-cell>
          <table:table-cell office:value-type="float" office:value="254010" table:style-name="ce38">
            <text:p>254.010</text:p>
          </table:table-cell>
          <table:table-cell office:value-type="percentage" office:value="0.82610788414130443" table:style-name="ce39">
            <text:p>82,6%</text:p>
          </table:table-cell>
          <table:table-cell office:value-type="float" office:value="243057" table:style-name="ce38">
            <text:p>243.057</text:p>
          </table:table-cell>
          <table:table-cell office:value-type="percentage" office:value="0.73518851801999363" table:style-name="ce39">
            <text:p>73,5%</text:p>
          </table:table-cell>
          <table:table-cell office:value-type="float" office:value="129949" table:style-name="ce38">
            <text:p>129.949</text:p>
          </table:table-cell>
          <table:table-cell office:value-type="percentage" office:value="0.48871196422728758" table:style-name="ce39">
            <text:p>48,9%</text:p>
          </table:table-cell>
          <table:table-cell office:value-type="float" office:value="38472" table:style-name="ce38">
            <text:p>38.472</text:p>
          </table:table-cell>
          <table:table-cell office:value-type="percentage" office:value="0.17640504564650211" table:style-name="ce39">
            <text:p>17,6%</text:p>
          </table:table-cell>
          <table:table-cell office:value-type="float" office:value="1421" table:style-name="ce38">
            <text:p>1.421</text:p>
          </table:table-cell>
          <table:table-cell office:value-type="percentage" office:value="8.167981054422551E-3" table:style-name="ce39">
            <text:p>0,8%</text:p>
          </table:table-cell>
          <table:table-cell office:value-type="float" office:value="1151924" table:style-name="ce38">
            <text:p>1.151.92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36849950021672" table:style-name="ce39">
            <text:p>6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346" table:style-name="ce38">
            <text:p>449.346</text:p>
          </table:table-cell>
          <table:table-cell office:value-type="percentage" office:value="1" table:style-name="ce39">
            <text:p>100,0%</text:p>
          </table:table-cell>
          <table:table-cell office:value-type="float" office:value="606087" table:style-name="ce38">
            <text:p>606.087</text:p>
          </table:table-cell>
          <table:table-cell office:value-type="percentage" office:value="0.95402901343004476" table:style-name="ce39">
            <text:p>95,4%</text:p>
          </table:table-cell>
          <table:table-cell office:value-type="float" office:value="752417" table:style-name="ce38">
            <text:p>752.417</text:p>
          </table:table-cell>
          <table:table-cell office:value-type="percentage" office:value="0.89831825822842848" table:style-name="ce39">
            <text:p>89,8%</text:p>
          </table:table-cell>
          <table:table-cell office:value-type="float" office:value="917419" table:style-name="ce38">
            <text:p>917.419</text:p>
          </table:table-cell>
          <table:table-cell office:value-type="percentage" office:value="0.84029657989704887" table:style-name="ce39">
            <text:p>84,0%</text:p>
          </table:table-cell>
          <table:table-cell office:value-type="float" office:value="997806" table:style-name="ce38">
            <text:p>997.806</text:p>
          </table:table-cell>
          <table:table-cell office:value-type="percentage" office:value="0.75777650360165716" table:style-name="ce39">
            <text:p>75,8%</text:p>
          </table:table-cell>
          <table:table-cell office:value-type="float" office:value="484739" table:style-name="ce38">
            <text:p>484.739</text:p>
          </table:table-cell>
          <table:table-cell office:value-type="percentage" office:value="0.46401959695668987" table:style-name="ce39">
            <text:p>46,4%</text:p>
          </table:table-cell>
          <table:table-cell office:value-type="float" office:value="230515" table:style-name="ce38">
            <text:p>230.515</text:p>
          </table:table-cell>
          <table:table-cell office:value-type="percentage" office:value="0.27477098940919142" table:style-name="ce39">
            <text:p>27,5%</text:p>
          </table:table-cell>
          <table:table-cell office:value-type="float" office:value="60315" table:style-name="ce38">
            <text:p>60.315</text:p>
          </table:table-cell>
          <table:table-cell office:value-type="percentage" office:value="9.1920337231737093E-2" table:style-name="ce39">
            <text:p>9,2%</text:p>
          </table:table-cell>
          <table:table-cell office:value-type="float" office:value="4498644" table:style-name="ce38">
            <text:p>4.498.64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5498081055739654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621" table:style-name="ce38">
            <text:p>291.621</text:p>
          </table:table-cell>
          <table:table-cell office:value-type="percentage" office:value="1" table:style-name="ce39">
            <text:p>100,0%</text:p>
          </table:table-cell>
          <table:table-cell office:value-type="float" office:value="428279" table:style-name="ce38">
            <text:p>428.279</text:p>
          </table:table-cell>
          <table:table-cell office:value-type="percentage" office:value="0.97811410901151508" table:style-name="ce39">
            <text:p>97,8%</text:p>
          </table:table-cell>
          <table:table-cell office:value-type="float" office:value="528154" table:style-name="ce38">
            <text:p>528.154</text:p>
          </table:table-cell>
          <table:table-cell office:value-type="percentage" office:value="0.90946880467275559" table:style-name="ce39">
            <text:p>90,9%</text:p>
          </table:table-cell>
          <table:table-cell office:value-type="float" office:value="689237" table:style-name="ce38">
            <text:p>689.237</text:p>
          </table:table-cell>
          <table:table-cell office:value-type="percentage" office:value="0.91613166492541875" table:style-name="ce39">
            <text:p>91,6%</text:p>
          </table:table-cell>
          <table:table-cell office:value-type="float" office:value="689731" table:style-name="ce38">
            <text:p>689.731</text:p>
          </table:table-cell>
          <table:table-cell office:value-type="percentage" office:value="0.80993508598054453" table:style-name="ce39">
            <text:p>81,0%</text:p>
          </table:table-cell>
          <table:table-cell office:value-type="float" office:value="184132" table:style-name="ce38">
            <text:p>184.132</text:p>
          </table:table-cell>
          <table:table-cell office:value-type="percentage" office:value="0.28382188146908172" table:style-name="ce39">
            <text:p>28,4%</text:p>
          </table:table-cell>
          <table:table-cell office:value-type="float" office:value="74753" table:style-name="ce38">
            <text:p>74.753</text:p>
          </table:table-cell>
          <table:table-cell office:value-type="percentage" office:value="0.14483478840438188" table:style-name="ce39">
            <text:p>14,5%</text:p>
          </table:table-cell>
          <table:table-cell office:value-type="float" office:value="3156" table:style-name="ce38">
            <text:p>3.156</text:p>
          </table:table-cell>
          <table:table-cell office:value-type="percentage" office:value="7.4340860855862112E-3" table:style-name="ce39">
            <text:p>0,7%</text:p>
          </table:table-cell>
          <table:table-cell office:value-type="float" office:value="2889063" table:style-name="ce38">
            <text:p>2.889.06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366478562018725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62" table:style-name="ce38">
            <text:p>76.962</text:p>
          </table:table-cell>
          <table:table-cell office:value-type="percentage" office:value="1" table:style-name="ce39">
            <text:p>100,0%</text:p>
          </table:table-cell>
          <table:table-cell office:value-type="float" office:value="94891" table:style-name="ce38">
            <text:p>94.891</text:p>
          </table:table-cell>
          <table:table-cell office:value-type="percentage" office:value="1" table:style-name="ce39">
            <text:p>100,0%</text:p>
          </table:table-cell>
          <table:table-cell office:value-type="float" office:value="126687" table:style-name="ce38">
            <text:p>126.687</text:p>
          </table:table-cell>
          <table:table-cell office:value-type="percentage" office:value="1.0110936415077776" table:style-name="ce39">
            <text:p>101,1%</text:p>
          </table:table-cell>
          <table:table-cell office:value-type="float" office:value="156294" table:style-name="ce38">
            <text:p>156.294</text:p>
          </table:table-cell>
          <table:table-cell office:value-type="percentage" office:value="0.92363606278366117" table:style-name="ce39">
            <text:p>92,4%</text:p>
          </table:table-cell>
          <table:table-cell office:value-type="float" office:value="137887" table:style-name="ce38">
            <text:p>137.887</text:p>
          </table:table-cell>
          <table:table-cell office:value-type="percentage" office:value="0.86452781922830957" table:style-name="ce39">
            <text:p>86,5%</text:p>
          </table:table-cell>
          <table:table-cell office:value-type="float" office:value="76681" table:style-name="ce38">
            <text:p>76.681</text:p>
          </table:table-cell>
          <table:table-cell office:value-type="percentage" office:value="0.57447988073030209" table:style-name="ce39">
            <text:p>57,4%</text:p>
          </table:table-cell>
          <table:table-cell office:value-type="float" office:value="17194" table:style-name="ce38">
            <text:p>17.194</text:p>
          </table:table-cell>
          <table:table-cell office:value-type="percentage" office:value="0.15172961524885281" table:style-name="ce39">
            <text:p>15,2%</text:p>
          </table:table-cell>
          <table:table-cell office:value-type="float" office:value="805" table:style-name="ce38">
            <text:p>805</text:p>
          </table:table-cell>
          <table:table-cell office:value-type="percentage" office:value="9.4985250737463119E-3" table:style-name="ce39">
            <text:p>0,9%</text:p>
          </table:table-cell>
          <table:table-cell office:value-type="float" office:value="687401" table:style-name="ce38">
            <text:p>687.40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209716006406296" table:style-name="ce39">
            <text:p>7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506" table:style-name="ce38">
            <text:p>239.506</text:p>
          </table:table-cell>
          <table:table-cell office:value-type="percentage" office:value="1" table:style-name="ce39">
            <text:p>100,0%</text:p>
          </table:table-cell>
          <table:table-cell office:value-type="float" office:value="288430" table:style-name="ce38">
            <text:p>288.430</text:p>
          </table:table-cell>
          <table:table-cell office:value-type="percentage" office:value="0.99540312394309816" table:style-name="ce39">
            <text:p>99,5%</text:p>
          </table:table-cell>
          <table:table-cell office:value-type="float" office:value="332900" table:style-name="ce38">
            <text:p>332.900</text:p>
          </table:table-cell>
          <table:table-cell office:value-type="percentage" office:value="0.95956786297982" table:style-name="ce39">
            <text:p>96,0%</text:p>
          </table:table-cell>
          <table:table-cell office:value-type="float" office:value="375558" table:style-name="ce38">
            <text:p>375.558</text:p>
          </table:table-cell>
          <table:table-cell office:value-type="percentage" office:value="0.92527267307071637" table:style-name="ce39">
            <text:p>92,5%</text:p>
          </table:table-cell>
          <table:table-cell office:value-type="float" office:value="381029" table:style-name="ce38">
            <text:p>381.029</text:p>
          </table:table-cell>
          <table:table-cell office:value-type="percentage" office:value="0.85968173890677557" table:style-name="ce39">
            <text:p>86,0%</text:p>
          </table:table-cell>
          <table:table-cell office:value-type="float" office:value="109898" table:style-name="ce38">
            <text:p>109.898</text:p>
          </table:table-cell>
          <table:table-cell office:value-type="percentage" office:value="0.33981224954237371" table:style-name="ce39">
            <text:p>34,0%</text:p>
          </table:table-cell>
          <table:table-cell office:value-type="float" office:value="23251" table:style-name="ce38">
            <text:p>23.251</text:p>
          </table:table-cell>
          <table:table-cell office:value-type="percentage" office:value="0.10066195920876608" table:style-name="ce39">
            <text:p>10,1%</text:p>
          </table:table-cell>
          <table:table-cell office:value-type="float" office:value="982" table:style-name="ce38">
            <text:p>982</text:p>
          </table:table-cell>
          <table:table-cell office:value-type="percentage" office:value="5.4553434033120934E-3" table:style-name="ce39">
            <text:p>0,5%</text:p>
          </table:table-cell>
          <table:table-cell office:value-type="float" office:value="1751554" table:style-name="ce38">
            <text:p>1.751.55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361016126725763" table:style-name="ce39">
            <text:p>7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8" table:style-name="ce38">
            <text:p>23.098</text:p>
          </table:table-cell>
          <table:table-cell office:value-type="percentage" office:value="1" table:style-name="ce39">
            <text:p>100,0%</text:p>
          </table:table-cell>
          <table:table-cell office:value-type="float" office:value="28430" table:style-name="ce38">
            <text:p>28.430</text:p>
          </table:table-cell>
          <table:table-cell office:value-type="percentage" office:value="1" table:style-name="ce39">
            <text:p>100,0%</text:p>
          </table:table-cell>
          <table:table-cell office:value-type="float" office:value="35577" table:style-name="ce38">
            <text:p>35.577</text:p>
          </table:table-cell>
          <table:table-cell office:value-type="percentage" office:value="0.94323665093589271" table:style-name="ce39">
            <text:p>94,3%</text:p>
          </table:table-cell>
          <table:table-cell office:value-type="float" office:value="42892" table:style-name="ce38">
            <text:p>42.892</text:p>
          </table:table-cell>
          <table:table-cell office:value-type="percentage" office:value="0.89988251090970128" table:style-name="ce39">
            <text:p>90,0%</text:p>
          </table:table-cell>
          <table:table-cell office:value-type="float" office:value="40014" table:style-name="ce38">
            <text:p>40.014</text:p>
          </table:table-cell>
          <table:table-cell office:value-type="percentage" office:value="0.75573686894441616" table:style-name="ce39">
            <text:p>75,6%</text:p>
          </table:table-cell>
          <table:table-cell office:value-type="float" office:value="10255" table:style-name="ce38">
            <text:p>10.255</text:p>
          </table:table-cell>
          <table:table-cell office:value-type="percentage" office:value="0.26081538187644648" table:style-name="ce39">
            <text:p>26,1%</text:p>
          </table:table-cell>
          <table:table-cell office:value-type="float" office:value="4876" table:style-name="ce38">
            <text:p>4.876</text:p>
          </table:table-cell>
          <table:table-cell office:value-type="percentage" office:value="0.16008930330290894" table:style-name="ce39">
            <text:p>16,0%</text:p>
          </table:table-cell>
          <table:table-cell office:value-type="float" office:value="378" table:style-name="ce38">
            <text:p>378</text:p>
          </table:table-cell>
          <table:table-cell office:value-type="percentage" office:value="1.4804950650164499E-2" table:style-name="ce39">
            <text:p>1,5%</text:p>
          </table:table-cell>
          <table:table-cell office:value-type="float" office:value="185520" table:style-name="ce38">
            <text:p>185.52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5330844807550092" table:style-name="ce39">
            <text:p>6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898" table:style-name="ce38">
            <text:p>368.898</text:p>
          </table:table-cell>
          <table:table-cell office:value-type="percentage" office:value="1" table:style-name="ce39">
            <text:p>100,0%</text:p>
          </table:table-cell>
          <table:table-cell office:value-type="float" office:value="505080" table:style-name="ce38">
            <text:p>505.080</text:p>
          </table:table-cell>
          <table:table-cell office:value-type="percentage" office:value="0.96008029181818011" table:style-name="ce39">
            <text:p>96,0%</text:p>
          </table:table-cell>
          <table:table-cell office:value-type="float" office:value="659841" table:style-name="ce38">
            <text:p>659.841</text:p>
          </table:table-cell>
          <table:table-cell office:value-type="percentage" office:value="0.9381763428751797" table:style-name="ce39">
            <text:p>93,8%</text:p>
          </table:table-cell>
          <table:table-cell office:value-type="float" office:value="895046" table:style-name="ce38">
            <text:p>895.046</text:p>
          </table:table-cell>
          <table:table-cell office:value-type="percentage" office:value="0.9200880360779331" table:style-name="ce39">
            <text:p>92,0%</text:p>
          </table:table-cell>
          <table:table-cell office:value-type="float" office:value="878685" table:style-name="ce38">
            <text:p>878.685</text:p>
          </table:table-cell>
          <table:table-cell office:value-type="percentage" office:value="0.7536079370756219" table:style-name="ce39">
            <text:p>75,4%</text:p>
          </table:table-cell>
          <table:table-cell office:value-type="float" office:value="392855" table:style-name="ce38">
            <text:p>392.855</text:p>
          </table:table-cell>
          <table:table-cell office:value-type="percentage" office:value="0.41368834505707425" table:style-name="ce39">
            <text:p>41,4%</text:p>
          </table:table-cell>
          <table:table-cell office:value-type="float" office:value="166875" table:style-name="ce38">
            <text:p>166.875</text:p>
          </table:table-cell>
          <table:table-cell office:value-type="percentage" office:value="0.22475504225731507" table:style-name="ce39">
            <text:p>22,5%</text:p>
          </table:table-cell>
          <table:table-cell office:value-type="float" office:value="20108" table:style-name="ce38">
            <text:p>20.108</text:p>
          </table:table-cell>
          <table:table-cell office:value-type="percentage" office:value="3.6326060172489169E-2" table:style-name="ce39">
            <text:p>3,6%</text:p>
          </table:table-cell>
          <table:table-cell office:value-type="float" office:value="3887388" table:style-name="ce38">
            <text:p>3.887.38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5028922185028049" table:style-name="ce39">
            <text:p>6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86" table:style-name="ce38">
            <text:p>72.386</text:p>
          </table:table-cell>
          <table:table-cell office:value-type="percentage" office:value="1" table:style-name="ce39">
            <text:p>100,0%</text:p>
          </table:table-cell>
          <table:table-cell office:value-type="float" office:value="99380" table:style-name="ce38">
            <text:p>99.380</text:p>
          </table:table-cell>
          <table:table-cell office:value-type="percentage" office:value="0.96580141692339094" table:style-name="ce39">
            <text:p>96,6%</text:p>
          </table:table-cell>
          <table:table-cell office:value-type="float" office:value="126483" table:style-name="ce38">
            <text:p>126.483</text:p>
          </table:table-cell>
          <table:table-cell office:value-type="percentage" office:value="0.8609615476247201" table:style-name="ce39">
            <text:p>86,1%</text:p>
          </table:table-cell>
          <table:table-cell office:value-type="float" office:value="187413" table:style-name="ce38">
            <text:p>187.413</text:p>
          </table:table-cell>
          <table:table-cell office:value-type="percentage" office:value="0.87881700866564127" table:style-name="ce39">
            <text:p>87,9%</text:p>
          </table:table-cell>
          <table:table-cell office:value-type="float" office:value="194826" table:style-name="ce38">
            <text:p>194.826</text:p>
          </table:table-cell>
          <table:table-cell office:value-type="percentage" office:value="0.76655767891500137" table:style-name="ce39">
            <text:p>76,7%</text:p>
          </table:table-cell>
          <table:table-cell office:value-type="float" office:value="82709" table:style-name="ce38">
            <text:p>82.709</text:p>
          </table:table-cell>
          <table:table-cell office:value-type="percentage" office:value="0.39573116175365902" table:style-name="ce39">
            <text:p>39,6%</text:p>
          </table:table-cell>
          <table:table-cell office:value-type="float" office:value="23241" table:style-name="ce38">
            <text:p>23.241</text:p>
          </table:table-cell>
          <table:table-cell office:value-type="percentage" office:value="0.13492754632854953" table:style-name="ce39">
            <text:p>13,5%</text:p>
          </table:table-cell>
          <table:table-cell office:value-type="float" office:value="1587" table:style-name="ce38">
            <text:p>1.587</text:p>
          </table:table-cell>
          <table:table-cell office:value-type="percentage" office:value="1.1184405260264705E-2" table:style-name="ce39">
            <text:p>1,1%</text:p>
          </table:table-cell>
          <table:table-cell office:value-type="float" office:value="788025" table:style-name="ce38">
            <text:p>788.02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0148289835337831" table:style-name="ce39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27" table:style-name="ce38">
            <text:p>41.927</text:p>
          </table:table-cell>
          <table:table-cell office:value-type="percentage" office:value="1" table:style-name="ce39">
            <text:p>100,0%</text:p>
          </table:table-cell>
          <table:table-cell office:value-type="float" office:value="55508" table:style-name="ce38">
            <text:p>55.508</text:p>
          </table:table-cell>
          <table:table-cell office:value-type="percentage" office:value="0.99490966446802409" table:style-name="ce39">
            <text:p>99,5%</text:p>
          </table:table-cell>
          <table:table-cell office:value-type="float" office:value="68741" table:style-name="ce38">
            <text:p>68.741</text:p>
          </table:table-cell>
          <table:table-cell office:value-type="percentage" office:value="0.93089485943340011" table:style-name="ce39">
            <text:p>93,1%</text:p>
          </table:table-cell>
          <table:table-cell office:value-type="float" office:value="87198" table:style-name="ce38">
            <text:p>87.198</text:p>
          </table:table-cell>
          <table:table-cell office:value-type="percentage" office:value="0.90179328603636211" table:style-name="ce39">
            <text:p>90,2%</text:p>
          </table:table-cell>
          <table:table-cell office:value-type="float" office:value="87109" table:style-name="ce38">
            <text:p>87.109</text:p>
          </table:table-cell>
          <table:table-cell office:value-type="percentage" office:value="0.80654987870594985" table:style-name="ce39">
            <text:p>80,7%</text:p>
          </table:table-cell>
          <table:table-cell office:value-type="float" office:value="43623" table:style-name="ce38">
            <text:p>43.623</text:p>
          </table:table-cell>
          <table:table-cell office:value-type="percentage" office:value="0.53629780799350879" table:style-name="ce39">
            <text:p>53,6%</text:p>
          </table:table-cell>
          <table:table-cell office:value-type="float" office:value="15648" table:style-name="ce38">
            <text:p>15.648</text:p>
          </table:table-cell>
          <table:table-cell office:value-type="percentage" office:value="0.22968866969043111" table:style-name="ce39">
            <text:p>23,0%</text:p>
          </table:table-cell>
          <table:table-cell office:value-type="float" office:value="1790" table:style-name="ce38">
            <text:p>1.790</text:p>
          </table:table-cell>
          <table:table-cell office:value-type="percentage" office:value="3.1744342767964819E-2" table:style-name="ce39">
            <text:p>3,2%</text:p>
          </table:table-cell>
          <table:table-cell office:value-type="float" office:value="401544" table:style-name="ce38">
            <text:p>401.54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9070480292558412" table:style-name="ce39">
            <text:p>69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25" table:style-name="ce38">
            <text:p>161.325</text:p>
          </table:table-cell>
          <table:table-cell office:value-type="percentage" office:value="1.0213675213675213" table:style-name="ce39">
            <text:p>102,1%</text:p>
          </table:table-cell>
          <table:table-cell office:value-type="float" office:value="211347" table:style-name="ce38">
            <text:p>211.347</text:p>
          </table:table-cell>
          <table:table-cell office:value-type="percentage" office:value="0.99186224956706603" table:style-name="ce39">
            <text:p>99,2%</text:p>
          </table:table-cell>
          <table:table-cell office:value-type="float" office:value="267200" table:style-name="ce38">
            <text:p>267.200</text:p>
          </table:table-cell>
          <table:table-cell office:value-type="percentage" office:value="0.95388031515177474" table:style-name="ce39">
            <text:p>95,4%</text:p>
          </table:table-cell>
          <table:table-cell office:value-type="float" office:value="306754" table:style-name="ce38">
            <text:p>306.754</text:p>
          </table:table-cell>
          <table:table-cell office:value-type="percentage" office:value="0.90227868355800545" table:style-name="ce39">
            <text:p>90,2%</text:p>
          </table:table-cell>
          <table:table-cell office:value-type="float" office:value="293580" table:style-name="ce38">
            <text:p>293.580</text:p>
          </table:table-cell>
          <table:table-cell office:value-type="percentage" office:value="0.81069662251161867" table:style-name="ce39">
            <text:p>81,1%</text:p>
          </table:table-cell>
          <table:table-cell office:value-type="float" office:value="114671" table:style-name="ce38">
            <text:p>114.671</text:p>
          </table:table-cell>
          <table:table-cell office:value-type="percentage" office:value="0.44012312746840254" table:style-name="ce39">
            <text:p>44,0%</text:p>
          </table:table-cell>
          <table:table-cell office:value-type="float" office:value="36109" table:style-name="ce38">
            <text:p>36.109</text:p>
          </table:table-cell>
          <table:table-cell office:value-type="percentage" office:value="0.17917076026873877" table:style-name="ce39">
            <text:p>17,9%</text:p>
          </table:table-cell>
          <table:table-cell office:value-type="float" office:value="4925" table:style-name="ce38">
            <text:p>4.925</text:p>
          </table:table-cell>
          <table:table-cell office:value-type="percentage" office:value="2.9210111146697033E-2" table:style-name="ce39">
            <text:p>2,9%</text:p>
          </table:table-cell>
          <table:table-cell office:value-type="float" office:value="1395911" table:style-name="ce38">
            <text:p>1.395.91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0360438782767454" table:style-name="ce39">
            <text:p>7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8" table:style-name="ce38">
            <text:p>2.348</text:p>
          </table:table-cell>
          <table:table-cell office:value-type="percentage" office:value="0.90134357005758159" table:style-name="ce39">
            <text:p>90,1%</text:p>
          </table:table-cell>
          <table:table-cell office:value-type="float" office:value="3797" table:style-name="ce38">
            <text:p>3.797</text:p>
          </table:table-cell>
          <table:table-cell office:value-type="percentage" office:value="0.87934228809634085" table:style-name="ce39">
            <text:p>87,9%</text:p>
          </table:table-cell>
          <table:table-cell office:value-type="float" office:value="6985" table:style-name="ce38">
            <text:p>6.985</text:p>
          </table:table-cell>
          <table:table-cell office:value-type="percentage" office:value="0.88901616393025329" table:style-name="ce39">
            <text:p>88,9%</text:p>
          </table:table-cell>
          <table:table-cell office:value-type="float" office:value="9755" table:style-name="ce38">
            <text:p>9.755</text:p>
          </table:table-cell>
          <table:table-cell office:value-type="percentage" office:value="0.84415022499134651" table:style-name="ce39">
            <text:p>84,4%</text:p>
          </table:table-cell>
          <table:table-cell office:value-type="float" office:value="9720" table:style-name="ce38">
            <text:p>9.720</text:p>
          </table:table-cell>
          <table:table-cell office:value-type="percentage" office:value="0.76886568580920744" table:style-name="ce39">
            <text:p>76,9%</text:p>
          </table:table-cell>
          <table:table-cell office:value-type="float" office:value="7084" table:style-name="ce38">
            <text:p>7.084</text:p>
          </table:table-cell>
          <table:table-cell office:value-type="percentage" office:value="0.59559441735328733" table:style-name="ce39">
            <text:p>59,6%</text:p>
          </table:table-cell>
          <table:table-cell office:value-type="float" office:value="5688" table:style-name="ce38">
            <text:p>5.688</text:p>
          </table:table-cell>
          <table:table-cell office:value-type="percentage" office:value="0.51864684963982854" table:style-name="ce39">
            <text:p>51,9%</text:p>
          </table:table-cell>
          <table:table-cell office:value-type="float" office:value="2079" table:style-name="ce38">
            <text:p>2.079</text:p>
          </table:table-cell>
          <table:table-cell office:value-type="percentage" office:value="0.22781065088757396" table:style-name="ce39">
            <text:p>22,8%</text:p>
          </table:table-cell>
          <table:table-cell office:value-type="float" office:value="47456" table:style-name="ce38">
            <text:p>47.45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6872401888254773" table:style-name="ce39">
            <text:p>66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6" table:style-name="ce38">
            <text:p>1.926</text:p>
          </table:table-cell>
          <table:table-cell office:value-type="percentage" office:value="0.81992337164750961" table:style-name="ce39">
            <text:p>82,0%</text:p>
          </table:table-cell>
          <table:table-cell office:value-type="float" office:value="3190" table:style-name="ce38">
            <text:p>3.190</text:p>
          </table:table-cell>
          <table:table-cell office:value-type="percentage" office:value="0.85112059765208115" table:style-name="ce39">
            <text:p>85,1%</text:p>
          </table:table-cell>
          <table:table-cell office:value-type="float" office:value="6761" table:style-name="ce38">
            <text:p>6.761</text:p>
          </table:table-cell>
          <table:table-cell office:value-type="percentage" office:value="0.86380477833141689" table:style-name="ce39">
            <text:p>86,4%</text:p>
          </table:table-cell>
          <table:table-cell office:value-type="float" office:value="9039" table:style-name="ce38">
            <text:p>9.039</text:p>
          </table:table-cell>
          <table:table-cell office:value-type="percentage" office:value="0.79998229931852372" table:style-name="ce39">
            <text:p>80,0%</text:p>
          </table:table-cell>
          <table:table-cell office:value-type="float" office:value="9144" table:style-name="ce38">
            <text:p>9.144</text:p>
          </table:table-cell>
          <table:table-cell office:value-type="percentage" office:value="0.76187302116313949" table:style-name="ce39">
            <text:p>76,2%</text:p>
          </table:table-cell>
          <table:table-cell office:value-type="float" office:value="7007" table:style-name="ce38">
            <text:p>7.007</text:p>
          </table:table-cell>
          <table:table-cell office:value-type="percentage" office:value="0.57751586582048953" table:style-name="ce39">
            <text:p>57,8%</text:p>
          </table:table-cell>
          <table:table-cell office:value-type="float" office:value="5449" table:style-name="ce38">
            <text:p>5.449</text:p>
          </table:table-cell>
          <table:table-cell office:value-type="percentage" office:value="0.4542726135889954" table:style-name="ce39">
            <text:p>45,4%</text:p>
          </table:table-cell>
          <table:table-cell office:value-type="float" office:value="1764" table:style-name="ce38">
            <text:p>1.764</text:p>
          </table:table-cell>
          <table:table-cell office:value-type="percentage" office:value="0.18424900772926675" table:style-name="ce39">
            <text:p>18,4%</text:p>
          </table:table-cell>
          <table:table-cell office:value-type="float" office:value="44280" table:style-name="ce38">
            <text:p>44.28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243038617169766" table:style-name="ce39">
            <text:p>6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54" table:style-name="ce38">
            <text:p>3.254</text:p>
          </table:table-cell>
          <table:table-cell office:value-type="string" table:style-name="ce39">
            <text:p>-</text:p>
          </table:table-cell>
          <table:table-cell office:value-type="float" office:value="8565" table:style-name="ce38">
            <text:p>8.565</text:p>
          </table:table-cell>
          <table:table-cell office:value-type="string" table:style-name="ce39">
            <text:p>-</text:p>
          </table:table-cell>
          <table:table-cell office:value-type="float" office:value="19405" table:style-name="ce38">
            <text:p>19.405</text:p>
          </table:table-cell>
          <table:table-cell office:value-type="string" table:style-name="ce39">
            <text:p>-</text:p>
          </table:table-cell>
          <table:table-cell office:value-type="float" office:value="26543" table:style-name="ce38">
            <text:p>26.543</text:p>
          </table:table-cell>
          <table:table-cell office:value-type="string" table:style-name="ce39">
            <text:p>-</text:p>
          </table:table-cell>
          <table:table-cell office:value-type="float" office:value="19552" table:style-name="ce38">
            <text:p>19.552</text:p>
          </table:table-cell>
          <table:table-cell office:value-type="string" table:style-name="ce39">
            <text:p>-</text:p>
          </table:table-cell>
          <table:table-cell office:value-type="float" office:value="708" table:style-name="ce38">
            <text:p>708</text:p>
          </table:table-cell>
          <table:table-cell office:value-type="string" table:style-name="ce39">
            <text:p>-</text:p>
          </table:table-cell>
          <table:table-cell office:value-type="float" office:value="78065" table:style-name="ce38">
            <text:p>78.06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5" table:style-name="ce41">
            <text:p>125</text:p>
          </table:table-cell>
          <table:table-cell office:value-type="string" table:style-name="ce42">
            <text:p>-</text:p>
          </table:table-cell>
          <table:table-cell office:value-type="float" office:value="395" table:style-name="ce41">
            <text:p>395</text:p>
          </table:table-cell>
          <table:table-cell office:value-type="string" table:style-name="ce42">
            <text:p>-</text:p>
          </table:table-cell>
          <table:table-cell office:value-type="float" office:value="710" table:style-name="ce41">
            <text:p>710</text:p>
          </table:table-cell>
          <table:table-cell office:value-type="string" table:style-name="ce42">
            <text:p>-</text:p>
          </table:table-cell>
          <table:table-cell office:value-type="float" office:value="736" table:style-name="ce41">
            <text:p>736</text:p>
          </table:table-cell>
          <table:table-cell office:value-type="string" table:style-name="ce42">
            <text:p>-</text:p>
          </table:table-cell>
          <table:table-cell office:value-type="float" office:value="626" table:style-name="ce41">
            <text:p>626</text:p>
          </table:table-cell>
          <table:table-cell office:value-type="string" table:style-name="ce42">
            <text:p>-</text:p>
          </table:table-cell>
          <table:table-cell office:value-type="float" office:value="46" table:style-name="ce41">
            <text:p>46</text:p>
          </table:table-cell>
          <table:table-cell office:value-type="string" table:style-name="ce42">
            <text:p>-</text:p>
          </table:table-cell>
          <table:table-cell office:value-type="float" office:value="2672" table:style-name="ce41">
            <text:p>2.67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5867" table:style-name="ce45">
            <text:p>2.885.867</text:p>
          </table:table-cell>
          <table:table-cell office:value-type="percentage" office:value="1" table:style-name="ce46">
            <text:p>100,0%</text:p>
          </table:table-cell>
          <table:table-cell office:value-type="float" office:value="3884125" table:style-name="ce45">
            <text:p>3.884.125</text:p>
          </table:table-cell>
          <table:table-cell office:value-type="percentage" office:value="0.98082850068622962" table:style-name="ce46">
            <text:p>98,1%</text:p>
          </table:table-cell>
          <table:table-cell office:value-type="float" office:value="4899494" table:style-name="ce45">
            <text:p>4.899.494</text:p>
          </table:table-cell>
          <table:table-cell office:value-type="percentage" office:value="0.91802639167500155" table:style-name="ce46">
            <text:p>91,8%</text:p>
          </table:table-cell>
          <table:table-cell office:value-type="float" office:value="6230416" table:style-name="ce45">
            <text:p>6.230.416</text:p>
          </table:table-cell>
          <table:table-cell office:value-type="percentage" office:value="0.88584458005950539" table:style-name="ce46">
            <text:p>88,6%</text:p>
          </table:table-cell>
          <table:table-cell office:value-type="float" office:value="6177370" table:style-name="ce45">
            <text:p>6.177.370</text:p>
          </table:table-cell>
          <table:table-cell office:value-type="percentage" office:value="0.78276430144593012" table:style-name="ce46">
            <text:p>78,3%</text:p>
          </table:table-cell>
          <table:table-cell office:value-type="float" office:value="2630177" table:style-name="ce45">
            <text:p>2.630.177</text:p>
          </table:table-cell>
          <table:table-cell office:value-type="percentage" office:value="0.42215198599512743" table:style-name="ce46">
            <text:p>42,2%</text:p>
          </table:table-cell>
          <table:table-cell office:value-type="float" office:value="961118" table:style-name="ce45">
            <text:p>961.118</text:p>
          </table:table-cell>
          <table:table-cell office:value-type="percentage" office:value="0.19437572806109241" table:style-name="ce46">
            <text:p>19,4%</text:p>
          </table:table-cell>
          <table:table-cell office:value-type="float" office:value="143219" table:style-name="ce45">
            <text:p>143.219</text:p>
          </table:table-cell>
          <table:table-cell office:value-type="percentage" office:value="3.6829664313343891E-2" table:style-name="ce46">
            <text:p>3,7%</text:p>
          </table:table-cell>
          <table:table-cell office:value-type="float" office:value="27811786" table:style-name="ce45">
            <text:p>27.811.78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6030152498014771" table:style-name="ce46">
            <text:p>66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4T15:33:22Z</meta:creation-date>
    <dc:date>2021-08-04T15:33:53Z</dc:date>
  </office:meta>
</office:document-meta>
</file>